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number-columns-repeated="22" table:default-cell-style-name="Default"/>
        <table:table-column table:style-name="co1" table:number-columns-repeated="100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action</text:p>
          </table:table-cell>
          <table:table-cell table:style-name="ce1" office:value-type="string" calcext:value-type="string" table:number-columns-spanned="1" table:number-rows-spanned="2">
            <text:p>Base</text:p>
          </table:table-cell>
          <table:table-cell table:style-name="ce1" office:value-type="string" calcext:value-type="string" table:number-columns-spanned="11" table:number-rows-spanned="1">
            <text:p>Base</text:p>
          </table:table-cell>
          <table:covered-table-cell table:style-name="ce1"/>
          <table:covered-table-cell table:number-columns-repeated="3" table:style-name="ce2"/>
          <table:covered-table-cell table:style-name="ce1"/>
          <table:covered-table-cell table:number-columns-repeated="4" table:style-name="ce2"/>
          <table:covered-table-cell table:style-name="ce1"/>
          <table:table-cell table:style-name="ce1" office:value-type="string" calcext:value-type="string" table:number-columns-spanned="11" table:number-rows-spanned="1">
            <text:p>Total</text:p>
          </table:table-cell>
          <table:covered-table-cell table:number-columns-repeated="10" table:style-name="ce2"/>
          <table:table-cell table:style-name="ce2" table:number-columns-repeated="1000"/>
        </table:table-row>
        <table:table-row table:style-name="ro2">
          <table:covered-table-cell table:number-columns-repeated="2"/>
          <table:table-cell table:style-name="ce3" office:value-type="string" calcext:value-type="string">
            <text:p>Infantry</text:p>
          </table:table-cell>
          <table:table-cell table:style-name="ce3" office:value-type="string" calcext:value-type="string">
            <text:p>Spearman</text:p>
          </table:table-cell>
          <table:table-cell table:style-name="ce3" office:value-type="string" calcext:value-type="string">
            <text:p>Pikeman</text:p>
          </table:table-cell>
          <table:table-cell table:style-name="ce3" office:value-type="string" calcext:value-type="string">
            <text:p>Skirmisher</text:p>
          </table:table-cell>
          <table:table-cell table:style-name="ce3" office:value-type="string" calcext:value-type="string">
            <text:p>Shock Infantry</text:p>
          </table:table-cell>
          <table:table-cell table:style-name="ce3" office:value-type="string" calcext:value-type="string">
            <text:p>Archer</text:p>
          </table:table-cell>
          <table:table-cell table:style-name="ce3" office:value-type="string" calcext:value-type="string">
            <text:p>Crossbow</text:p>
          </table:table-cell>
          <table:table-cell table:style-name="ce3" office:value-type="string" calcext:value-type="string">
            <text:p>Cavalry</text:p>
          </table:table-cell>
          <table:table-cell table:style-name="ce3" office:value-type="string" calcext:value-type="string">
            <text:p>Lancer</text:p>
          </table:table-cell>
          <table:table-cell table:style-name="ce3" office:value-type="string" calcext:value-type="string">
            <text:p>Horse Archer</text:p>
          </table:table-cell>
          <table:table-cell table:style-name="ce3" office:value-type="string" calcext:value-type="string">
            <text:p>Mounted Skirmisher</text:p>
          </table:table-cell>
          <table:table-cell table:style-name="ce3" office:value-type="string" calcext:value-type="string">
            <text:p>Infantry</text:p>
          </table:table-cell>
          <table:table-cell table:style-name="ce3" office:value-type="string" calcext:value-type="string">
            <text:p>Spearman</text:p>
          </table:table-cell>
          <table:table-cell table:style-name="ce3" office:value-type="string" calcext:value-type="string">
            <text:p>Pikeman</text:p>
          </table:table-cell>
          <table:table-cell table:style-name="ce3" office:value-type="string" calcext:value-type="string">
            <text:p>Skirmisher</text:p>
          </table:table-cell>
          <table:table-cell table:style-name="ce3" office:value-type="string" calcext:value-type="string">
            <text:p>Shock Infantry</text:p>
          </table:table-cell>
          <table:table-cell table:style-name="ce3" office:value-type="string" calcext:value-type="string">
            <text:p>Archer</text:p>
          </table:table-cell>
          <table:table-cell table:style-name="ce3" office:value-type="string" calcext:value-type="string">
            <text:p>Crossbow</text:p>
          </table:table-cell>
          <table:table-cell table:style-name="ce3" office:value-type="string" calcext:value-type="string">
            <text:p>Cavalry</text:p>
          </table:table-cell>
          <table:table-cell table:style-name="ce3" office:value-type="string" calcext:value-type="string">
            <text:p>Lancer</text:p>
          </table:table-cell>
          <table:table-cell table:style-name="ce3" office:value-type="string" calcext:value-type="string">
            <text:p>Horse Archer</text:p>
          </table:table-cell>
          <table:table-cell table:style-name="ce3" office:value-type="string" calcext:value-type="string">
            <text:p>Mounted Skirmisher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4" table:formula="of:=IF(ISBLANK([.$B3]);[.C3];VLOOKUP([.$B3];[.$A$3:.$M$8];3;0)+[.C3])" office:value-type="float" office:value="100" calcext:value-type="float">
            <text:p>100</text:p>
          </table:table-cell>
          <table:table-cell table:style-name="ce4" table:formula="of:=IF(ISBLANK([.$B3]);[.D3];VLOOKUP([.$B3];[.$A$3:.$M$8];4;0)+[.D3])" office:value-type="float" office:value="25" calcext:value-type="float">
            <text:p>25</text:p>
          </table:table-cell>
          <table:table-cell table:style-name="ce4" table:formula="of:=IF(ISBLANK([.$B3]);[.E3];VLOOKUP([.$B3];[.$A$3:.$M$8];5;0)+[.E3])" office:value-type="float" office:value="5" calcext:value-type="float">
            <text:p>5</text:p>
          </table:table-cell>
          <table:table-cell table:style-name="ce4" table:formula="of:=IF(ISBLANK([.$B3]);[.F3];VLOOKUP([.$B3];[.$A$3:.$M$8];6;0)+[.F3])" office:value-type="float" office:value="20" calcext:value-type="float">
            <text:p>20</text:p>
          </table:table-cell>
          <table:table-cell table:style-name="ce4" table:formula="of:=IF(ISBLANK([.$B3]);[.G3];VLOOKUP([.$B3];[.$A$3:.$M$8];7;0)+[.G3])" office:value-type="float" office:value="10" calcext:value-type="float">
            <text:p>10</text:p>
          </table:table-cell>
          <table:table-cell table:style-name="ce4" table:formula="of:=IF(ISBLANK([.$B3]);[.H3];VLOOKUP([.$B3];[.$A$3:.$M$8];8;0)+[.H3])" office:value-type="float" office:value="30" calcext:value-type="float">
            <text:p>30</text:p>
          </table:table-cell>
          <table:table-cell table:style-name="ce4" table:formula="of:=IF(ISBLANK([.$B3]);[.I3];VLOOKUP([.$B3];[.$A$3:.$M$8];9;0)+[.I3])" office:value-type="float" office:value="30" calcext:value-type="float">
            <text:p>30</text:p>
          </table:table-cell>
          <table:table-cell table:style-name="ce4" table:formula="of:=IF(ISBLANK([.$B3]);[.J3];VLOOKUP([.$B3];[.$A$3:.$M$8];10;0)+[.J3])" office:value-type="float" office:value="70" calcext:value-type="float">
            <text:p>70</text:p>
          </table:table-cell>
          <table:table-cell table:style-name="ce4" table:formula="of:=IF(ISBLANK([.$B3]);[.K3];VLOOKUP([.$B3];[.$A$3:.$M$8];11;0)+[.K3])" office:value-type="float" office:value="15" calcext:value-type="float">
            <text:p>15</text:p>
          </table:table-cell>
          <table:table-cell table:style-name="ce4" table:formula="of:=IF(ISBLANK([.$B3]);[.L3];VLOOKUP([.$B3];[.$A$3:.$M$8];12;0)+[.L3])" office:value-type="float" office:value="15" calcext:value-type="float">
            <text:p>15</text:p>
          </table:table-cell>
          <table:table-cell table:style-name="ce4" table:formula="of:=IF(ISBLANK([.$B3]);[.M3];VLOOKUP([.$B3];[.$A$3:.$M$8];13;0)+[.M3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4" table:formula="of:=IF(ISBLANK([.$B4]);[.C4];VLOOKUP([.$B4];[.$A$3:.$M$8];3;0)+[.C4])" office:value-type="float" office:value="80" calcext:value-type="float">
            <text:p>80</text:p>
          </table:table-cell>
          <table:table-cell table:style-name="ce4" table:formula="of:=IF(ISBLANK([.$B4]);[.D4];VLOOKUP([.$B4];[.$A$3:.$M$8];4;0)+[.D4])" office:value-type="float" office:value="30" calcext:value-type="float">
            <text:p>30</text:p>
          </table:table-cell>
          <table:table-cell table:style-name="ce4" table:formula="of:=IF(ISBLANK([.$B4]);[.E4];VLOOKUP([.$B4];[.$A$3:.$M$8];5;0)+[.E4])" office:value-type="float" office:value="5" calcext:value-type="float">
            <text:p>5</text:p>
          </table:table-cell>
          <table:table-cell table:style-name="ce4" table:formula="of:=IF(ISBLANK([.$B4]);[.F4];VLOOKUP([.$B4];[.$A$3:.$M$8];6;0)+[.F4])" office:value-type="float" office:value="30" calcext:value-type="float">
            <text:p>30</text:p>
          </table:table-cell>
          <table:table-cell table:style-name="ce4" table:formula="of:=IF(ISBLANK([.$B4]);[.G4];VLOOKUP([.$B4];[.$A$3:.$M$8];7;0)+[.G4])" office:value-type="float" office:value="25" calcext:value-type="float">
            <text:p>25</text:p>
          </table:table-cell>
          <table:table-cell table:style-name="ce4" table:formula="of:=IF(ISBLANK([.$B4]);[.H4];VLOOKUP([.$B4];[.$A$3:.$M$8];8;0)+[.H4])" office:value-type="float" office:value="90" calcext:value-type="float">
            <text:p>90</text:p>
          </table:table-cell>
          <table:table-cell table:style-name="ce4" table:formula="of:=IF(ISBLANK([.$B4]);[.I4];VLOOKUP([.$B4];[.$A$3:.$M$8];9;0)+[.I4])" office:value-type="float" office:value="5" calcext:value-type="float">
            <text:p>5</text:p>
          </table:table-cell>
          <table:table-cell table:style-name="ce4" table:formula="of:=IF(ISBLANK([.$B4]);[.J4];VLOOKUP([.$B4];[.$A$3:.$M$8];10;0)+[.J4])" office:value-type="float" office:value="90" calcext:value-type="float">
            <text:p>90</text:p>
          </table:table-cell>
          <table:table-cell table:style-name="ce4" table:formula="of:=IF(ISBLANK([.$B4]);[.K4];VLOOKUP([.$B4];[.$A$3:.$M$8];11;0)+[.K4])" office:value-type="float" office:value="25" calcext:value-type="float">
            <text:p>25</text:p>
          </table:table-cell>
          <table:table-cell table:style-name="ce4" table:formula="of:=IF(ISBLANK([.$B4]);[.L4];VLOOKUP([.$B4];[.$A$3:.$M$8];12;0)+[.L4])" office:value-type="float" office:value="25" calcext:value-type="float">
            <text:p>25</text:p>
          </table:table-cell>
          <table:table-cell table:style-name="ce4" table:formula="of:=IF(ISBLANK([.$B4]);[.M4];VLOOKUP([.$B4];[.$A$3:.$M$8];13;0)+[.M4])"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4" table:formula="of:=IF(ISBLANK([.$B5]);[.C5];VLOOKUP([.$B5];[.$A$3:.$M$8];3;0)+[.C5])" office:value-type="float" office:value="45" calcext:value-type="float">
            <text:p>45</text:p>
          </table:table-cell>
          <table:table-cell table:style-name="ce4" table:formula="of:=IF(ISBLANK([.$B5]);[.D5];VLOOKUP([.$B5];[.$A$3:.$M$8];4;0)+[.D5])" office:value-type="float" office:value="85" calcext:value-type="float">
            <text:p>85</text:p>
          </table:table-cell>
          <table:table-cell table:style-name="ce4" table:formula="of:=IF(ISBLANK([.$B5]);[.E5];VLOOKUP([.$B5];[.$A$3:.$M$8];5;0)+[.E5])" office:value-type="float" office:value="5" calcext:value-type="float">
            <text:p>5</text:p>
          </table:table-cell>
          <table:table-cell table:style-name="ce4" table:formula="of:=IF(ISBLANK([.$B5]);[.F5];VLOOKUP([.$B5];[.$A$3:.$M$8];6;0)+[.F5])" office:value-type="float" office:value="25" calcext:value-type="float">
            <text:p>25</text:p>
          </table:table-cell>
          <table:table-cell table:style-name="ce4" table:formula="of:=IF(ISBLANK([.$B5]);[.G5];VLOOKUP([.$B5];[.$A$3:.$M$8];7;0)+[.G5])" office:value-type="float" office:value="10" calcext:value-type="float">
            <text:p>10</text:p>
          </table:table-cell>
          <table:table-cell table:style-name="ce4" table:formula="of:=IF(ISBLANK([.$B5]);[.H5];VLOOKUP([.$B5];[.$A$3:.$M$8];8;0)+[.H5])" office:value-type="float" office:value="35" calcext:value-type="float">
            <text:p>35</text:p>
          </table:table-cell>
          <table:table-cell table:style-name="ce4" table:formula="of:=IF(ISBLANK([.$B5]);[.I5];VLOOKUP([.$B5];[.$A$3:.$M$8];9;0)+[.I5])" office:value-type="float" office:value="5" calcext:value-type="float">
            <text:p>5</text:p>
          </table:table-cell>
          <table:table-cell table:style-name="ce4" table:formula="of:=IF(ISBLANK([.$B5]);[.J5];VLOOKUP([.$B5];[.$A$3:.$M$8];10;0)+[.J5])" office:value-type="float" office:value="80" calcext:value-type="float">
            <text:p>80</text:p>
          </table:table-cell>
          <table:table-cell table:style-name="ce4" table:formula="of:=IF(ISBLANK([.$B5]);[.K5];VLOOKUP([.$B5];[.$A$3:.$M$8];11;0)+[.K5])" office:value-type="float" office:value="100" calcext:value-type="float">
            <text:p>100</text:p>
          </table:table-cell>
          <table:table-cell table:style-name="ce4" table:formula="of:=IF(ISBLANK([.$B5]);[.L5];VLOOKUP([.$B5];[.$A$3:.$M$8];12;0)+[.L5])" office:value-type="float" office:value="80" calcext:value-type="float">
            <text:p>80</text:p>
          </table:table-cell>
          <table:table-cell table:style-name="ce4" table:formula="of:=IF(ISBLANK([.$B5]);[.M5];VLOOKUP([.$B5];[.$A$3:.$M$8];13;0)+[.M5])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4" table:formula="of:=IF(ISBLANK([.$B6]);[.C6];VLOOKUP([.$B6];[.$A$3:.$M$8];3;0)+[.C6])" office:value-type="float" office:value="100" calcext:value-type="float">
            <text:p>100</text:p>
          </table:table-cell>
          <table:table-cell table:style-name="ce4" table:formula="of:=IF(ISBLANK([.$B6]);[.D6];VLOOKUP([.$B6];[.$A$3:.$M$8];4;0)+[.D6])" office:value-type="float" office:value="30" calcext:value-type="float">
            <text:p>30</text:p>
          </table:table-cell>
          <table:table-cell table:style-name="ce4" table:formula="of:=IF(ISBLANK([.$B6]);[.E6];VLOOKUP([.$B6];[.$A$3:.$M$8];5;0)+[.E6])" office:value-type="float" office:value="10" calcext:value-type="float">
            <text:p>10</text:p>
          </table:table-cell>
          <table:table-cell table:style-name="ce4" table:formula="of:=IF(ISBLANK([.$B6]);[.F6];VLOOKUP([.$B6];[.$A$3:.$M$8];6;0)+[.F6])" office:value-type="float" office:value="45" calcext:value-type="float">
            <text:p>45</text:p>
          </table:table-cell>
          <table:table-cell table:style-name="ce4" table:formula="of:=IF(ISBLANK([.$B6]);[.G6];VLOOKUP([.$B6];[.$A$3:.$M$8];7;0)+[.G6])" office:value-type="float" office:value="15" calcext:value-type="float">
            <text:p>15</text:p>
          </table:table-cell>
          <table:table-cell table:style-name="ce4" table:formula="of:=IF(ISBLANK([.$B6]);[.H6];VLOOKUP([.$B6];[.$A$3:.$M$8];8;0)+[.H6])" office:value-type="float" office:value="45" calcext:value-type="float">
            <text:p>45</text:p>
          </table:table-cell>
          <table:table-cell table:style-name="ce4" table:formula="of:=IF(ISBLANK([.$B6]);[.I6];VLOOKUP([.$B6];[.$A$3:.$M$8];9;0)+[.I6])" office:value-type="float" office:value="5" calcext:value-type="float">
            <text:p>5</text:p>
          </table:table-cell>
          <table:table-cell table:style-name="ce4" table:formula="of:=IF(ISBLANK([.$B6]);[.J6];VLOOKUP([.$B6];[.$A$3:.$M$8];10;0)+[.J6])" office:value-type="float" office:value="10" calcext:value-type="float">
            <text:p>10</text:p>
          </table:table-cell>
          <table:table-cell table:style-name="ce4" table:formula="of:=IF(ISBLANK([.$B6]);[.K6];VLOOKUP([.$B6];[.$A$3:.$M$8];11;0)+[.K6])" office:value-type="float" office:value="10" calcext:value-type="float">
            <text:p>10</text:p>
          </table:table-cell>
          <table:table-cell table:style-name="ce4" table:formula="of:=IF(ISBLANK([.$B6]);[.L6];VLOOKUP([.$B6];[.$A$3:.$M$8];12;0)+[.L6])" office:value-type="float" office:value="5" calcext:value-type="float">
            <text:p>5</text:p>
          </table:table-cell>
          <table:table-cell table:style-name="ce4" table:formula="of:=IF(ISBLANK([.$B6]);[.M6];VLOOKUP([.$B6];[.$A$3:.$M$8];13;0)+[.M6])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4" table:formula="of:=IF(ISBLANK([.$B7]);[.C7];VLOOKUP([.$B7];[.$A$3:.$M$8];3;0)+[.C7])" office:value-type="float" office:value="80" calcext:value-type="float">
            <text:p>80</text:p>
          </table:table-cell>
          <table:table-cell table:style-name="ce4" table:formula="of:=IF(ISBLANK([.$B7]);[.D7];VLOOKUP([.$B7];[.$A$3:.$M$8];4;0)+[.D7])" office:value-type="float" office:value="100" calcext:value-type="float">
            <text:p>100</text:p>
          </table:table-cell>
          <table:table-cell table:style-name="ce4" table:formula="of:=IF(ISBLANK([.$B7]);[.E7];VLOOKUP([.$B7];[.$A$3:.$M$8];5;0)+[.E7])" office:value-type="float" office:value="40" calcext:value-type="float">
            <text:p>40</text:p>
          </table:table-cell>
          <table:table-cell table:style-name="ce4" table:formula="of:=IF(ISBLANK([.$B7]);[.F7];VLOOKUP([.$B7];[.$A$3:.$M$8];6;0)+[.F7])" office:value-type="float" office:value="25" calcext:value-type="float">
            <text:p>25</text:p>
          </table:table-cell>
          <table:table-cell table:style-name="ce4" table:formula="of:=IF(ISBLANK([.$B7]);[.G7];VLOOKUP([.$B7];[.$A$3:.$M$8];7;0)+[.G7])" office:value-type="float" office:value="15" calcext:value-type="float">
            <text:p>15</text:p>
          </table:table-cell>
          <table:table-cell table:style-name="ce4" table:formula="of:=IF(ISBLANK([.$B7]);[.H7];VLOOKUP([.$B7];[.$A$3:.$M$8];8;0)+[.H7])" office:value-type="float" office:value="15" calcext:value-type="float">
            <text:p>15</text:p>
          </table:table-cell>
          <table:table-cell table:style-name="ce4" table:formula="of:=IF(ISBLANK([.$B7]);[.I7];VLOOKUP([.$B7];[.$A$3:.$M$8];9;0)+[.I7])" office:value-type="float" office:value="75" calcext:value-type="float">
            <text:p>75</text:p>
          </table:table-cell>
          <table:table-cell table:style-name="ce4" table:formula="of:=IF(ISBLANK([.$B7]);[.J7];VLOOKUP([.$B7];[.$A$3:.$M$8];10;0)+[.J7])" office:value-type="float" office:value="25" calcext:value-type="float">
            <text:p>25</text:p>
          </table:table-cell>
          <table:table-cell table:style-name="ce4" table:formula="of:=IF(ISBLANK([.$B7]);[.K7];VLOOKUP([.$B7];[.$A$3:.$M$8];11;0)+[.K7])" office:value-type="float" office:value="30" calcext:value-type="float">
            <text:p>30</text:p>
          </table:table-cell>
          <table:table-cell table:style-name="ce4" table:formula="of:=IF(ISBLANK([.$B7]);[.L7];VLOOKUP([.$B7];[.$A$3:.$M$8];12;0)+[.L7])" office:value-type="float" office:value="15" calcext:value-type="float">
            <text:p>15</text:p>
          </table:table-cell>
          <table:table-cell table:style-name="ce4" table:formula="of:=IF(ISBLANK([.$B7]);[.M7];VLOOKUP([.$B7];[.$A$3:.$M$8];13;0)+[.M7])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style-name="ce4" table:formula="of:=IF(ISBLANK([.$B8]);[.C8];VLOOKUP([.$B8];[.$A$3:.$M$8];3;0)+[.C8])" office:value-type="float" office:value="100" calcext:value-type="float">
            <text:p>100</text:p>
          </table:table-cell>
          <table:table-cell table:style-name="ce4" table:formula="of:=IF(ISBLANK([.$B8]);[.D8];VLOOKUP([.$B8];[.$A$3:.$M$8];4;0)+[.D8])" office:value-type="float" office:value="10" calcext:value-type="float">
            <text:p>10</text:p>
          </table:table-cell>
          <table:table-cell table:style-name="ce4" table:formula="of:=IF(ISBLANK([.$B8]);[.E8];VLOOKUP([.$B8];[.$A$3:.$M$8];5;0)+[.E8])" office:value-type="float" office:value="10" calcext:value-type="float">
            <text:p>10</text:p>
          </table:table-cell>
          <table:table-cell table:style-name="ce4" table:formula="of:=IF(ISBLANK([.$B8]);[.F8];VLOOKUP([.$B8];[.$A$3:.$M$8];6;0)+[.F8])" office:value-type="float" office:value="90" calcext:value-type="float">
            <text:p>90</text:p>
          </table:table-cell>
          <table:table-cell table:style-name="ce4" table:formula="of:=IF(ISBLANK([.$B8]);[.G8];VLOOKUP([.$B8];[.$A$3:.$M$8];7;0)+[.G8])" office:value-type="float" office:value="20" calcext:value-type="float">
            <text:p>20</text:p>
          </table:table-cell>
          <table:table-cell table:style-name="ce4" table:formula="of:=IF(ISBLANK([.$B8]);[.H8];VLOOKUP([.$B8];[.$A$3:.$M$8];8;0)+[.H8])" office:value-type="float" office:value="50" calcext:value-type="float">
            <text:p>50</text:p>
          </table:table-cell>
          <table:table-cell table:style-name="ce4" table:formula="of:=IF(ISBLANK([.$B8]);[.I8];VLOOKUP([.$B8];[.$A$3:.$M$8];9;0)+[.I8])" office:value-type="float" office:value="5" calcext:value-type="float">
            <text:p>5</text:p>
          </table:table-cell>
          <table:table-cell table:style-name="ce4" table:formula="of:=IF(ISBLANK([.$B8]);[.J8];VLOOKUP([.$B8];[.$A$3:.$M$8];10;0)+[.J8])" office:value-type="float" office:value="75" calcext:value-type="float">
            <text:p>75</text:p>
          </table:table-cell>
          <table:table-cell table:style-name="ce4" table:formula="of:=IF(ISBLANK([.$B8]);[.K8];VLOOKUP([.$B8];[.$A$3:.$M$8];11;0)+[.K8])" office:value-type="float" office:value="30" calcext:value-type="float">
            <text:p>30</text:p>
          </table:table-cell>
          <table:table-cell table:style-name="ce4" table:formula="of:=IF(ISBLANK([.$B8]);[.L8];VLOOKUP([.$B8];[.$A$3:.$M$8];12;0)+[.L8])" office:value-type="float" office:value="25" calcext:value-type="float">
            <text:p>25</text:p>
          </table:table-cell>
          <table:table-cell table:style-name="ce4" table:formula="of:=IF(ISBLANK([.$B8]);[.M8];VLOOKUP([.$B8];[.$A$3:.$M$8];13;0)+[.M8])" office:value-type="float" office:value="90" calcext:value-type="float">
            <text:p>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varin</text:p>
          </table:table-cell>
          <table:table-cell office:value-type="string" calcext:value-type="string">
            <text:p>Swadi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4" table:formula="of:=IF(ISBLANK([.$B9]);[.C9];VLOOKUP([.$B9];[.$A$3:.$M$8];3;0)+[.C9])" office:value-type="float" office:value="100" calcext:value-type="float">
            <text:p>100</text:p>
          </table:table-cell>
          <table:table-cell table:style-name="ce4" table:formula="of:=IF(ISBLANK([.$B9]);[.D9];VLOOKUP([.$B9];[.$A$3:.$M$8];4;0)+[.D9])" office:value-type="float" office:value="40" calcext:value-type="float">
            <text:p>40</text:p>
          </table:table-cell>
          <table:table-cell table:style-name="ce4" table:formula="of:=IF(ISBLANK([.$B9]);[.E9];VLOOKUP([.$B9];[.$A$3:.$M$8];5;0)+[.E9])" office:value-type="float" office:value="5" calcext:value-type="float">
            <text:p>5</text:p>
          </table:table-cell>
          <table:table-cell table:style-name="ce4" table:formula="of:=IF(ISBLANK([.$B9]);[.F9];VLOOKUP([.$B9];[.$A$3:.$M$8];6;0)+[.F9])" office:value-type="float" office:value="20" calcext:value-type="float">
            <text:p>20</text:p>
          </table:table-cell>
          <table:table-cell table:style-name="ce4" table:formula="of:=IF(ISBLANK([.$B9]);[.G9];VLOOKUP([.$B9];[.$A$3:.$M$8];7;0)+[.G9])" office:value-type="float" office:value="10" calcext:value-type="float">
            <text:p>10</text:p>
          </table:table-cell>
          <table:table-cell table:style-name="ce4" table:formula="of:=IF(ISBLANK([.$B9]);[.H9];VLOOKUP([.$B9];[.$A$3:.$M$8];8;0)+[.H9])" office:value-type="float" office:value="15" calcext:value-type="float">
            <text:p>15</text:p>
          </table:table-cell>
          <table:table-cell table:style-name="ce4" table:formula="of:=IF(ISBLANK([.$B9]);[.I9];VLOOKUP([.$B9];[.$A$3:.$M$8];9;0)+[.I9])" office:value-type="float" office:value="45" calcext:value-type="float">
            <text:p>45</text:p>
          </table:table-cell>
          <table:table-cell table:style-name="ce4" table:formula="of:=IF(ISBLANK([.$B9]);[.J9];VLOOKUP([.$B9];[.$A$3:.$M$8];10;0)+[.J9])" office:value-type="float" office:value="70" calcext:value-type="float">
            <text:p>70</text:p>
          </table:table-cell>
          <table:table-cell table:style-name="ce4" table:formula="of:=IF(ISBLANK([.$B9]);[.K9];VLOOKUP([.$B9];[.$A$3:.$M$8];11;0)+[.K9])" office:value-type="float" office:value="15" calcext:value-type="float">
            <text:p>15</text:p>
          </table:table-cell>
          <table:table-cell table:style-name="ce4" table:formula="of:=IF(ISBLANK([.$B9]);[.L9];VLOOKUP([.$B9];[.$A$3:.$M$8];12;0)+[.L9])" office:value-type="float" office:value="15" calcext:value-type="float">
            <text:p>15</text:p>
          </table:table-cell>
          <table:table-cell table:style-name="ce4" table:formula="of:=IF(ISBLANK([.$B9]);[.M9];VLOOKUP([.$B9];[.$A$3:.$M$8];13;0)+[.M9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lberl</text:p>
          </table:table-cell>
          <table:table-cell office:value-type="string" calcext:value-type="string">
            <text:p>Swadia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table:style-name="ce4" table:formula="of:=IF(ISBLANK([.$B10]);[.C10];VLOOKUP([.$B10];[.$A$3:.$M$8];3;0)+[.C10])" office:value-type="float" office:value="100" calcext:value-type="float">
            <text:p>100</text:p>
          </table:table-cell>
          <table:table-cell table:style-name="ce4" table:formula="of:=IF(ISBLANK([.$B10]);[.D10];VLOOKUP([.$B10];[.$A$3:.$M$8];4;0)+[.D10])" office:value-type="float" office:value="25" calcext:value-type="float">
            <text:p>25</text:p>
          </table:table-cell>
          <table:table-cell table:style-name="ce4" table:formula="of:=IF(ISBLANK([.$B10]);[.E10];VLOOKUP([.$B10];[.$A$3:.$M$8];5;0)+[.E10])" office:value-type="float" office:value="5" calcext:value-type="float">
            <text:p>5</text:p>
          </table:table-cell>
          <table:table-cell table:style-name="ce4" table:formula="of:=IF(ISBLANK([.$B10]);[.F10];VLOOKUP([.$B10];[.$A$3:.$M$8];6;0)+[.F10])" office:value-type="float" office:value="20" calcext:value-type="float">
            <text:p>20</text:p>
          </table:table-cell>
          <table:table-cell table:style-name="ce4" table:formula="of:=IF(ISBLANK([.$B10]);[.G10];VLOOKUP([.$B10];[.$A$3:.$M$8];7;0)+[.G10])" office:value-type="float" office:value="25" calcext:value-type="float">
            <text:p>25</text:p>
          </table:table-cell>
          <table:table-cell table:style-name="ce4" table:formula="of:=IF(ISBLANK([.$B10]);[.H10];VLOOKUP([.$B10];[.$A$3:.$M$8];8;0)+[.H10])" office:value-type="float" office:value="30" calcext:value-type="float">
            <text:p>30</text:p>
          </table:table-cell>
          <table:table-cell table:style-name="ce4" table:formula="of:=IF(ISBLANK([.$B10]);[.I10];VLOOKUP([.$B10];[.$A$3:.$M$8];9;0)+[.I10])" office:value-type="float" office:value="30" calcext:value-type="float">
            <text:p>30</text:p>
          </table:table-cell>
          <table:table-cell table:style-name="ce4" table:formula="of:=IF(ISBLANK([.$B10]);[.J10];VLOOKUP([.$B10];[.$A$3:.$M$8];10;0)+[.J10])" office:value-type="float" office:value="60" calcext:value-type="float">
            <text:p>60</text:p>
          </table:table-cell>
          <table:table-cell table:style-name="ce4" table:formula="of:=IF(ISBLANK([.$B10]);[.K10];VLOOKUP([.$B10];[.$A$3:.$M$8];11;0)+[.K10])" office:value-type="float" office:value="10" calcext:value-type="float">
            <text:p>10</text:p>
          </table:table-cell>
          <table:table-cell table:style-name="ce4" table:formula="of:=IF(ISBLANK([.$B10]);[.L10];VLOOKUP([.$B10];[.$A$3:.$M$8];12;0)+[.L10])" office:value-type="float" office:value="15" calcext:value-type="float">
            <text:p>15</text:p>
          </table:table-cell>
          <table:table-cell table:style-name="ce4" table:formula="of:=IF(ISBLANK([.$B10]);[.M10];VLOOKUP([.$B10];[.$A$3:.$M$8];13;0)+[.M10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hirim</text:p>
          </table:table-cell>
          <table:table-cell office:value-type="string" calcext:value-type="string">
            <text:p>Swadi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2"/>
          <table:table-cell table:style-name="ce4" table:formula="of:=IF(ISBLANK([.$B11]);[.C11];VLOOKUP([.$B11];[.$A$3:.$M$8];3;0)+[.C11])" office:value-type="float" office:value="100" calcext:value-type="float">
            <text:p>100</text:p>
          </table:table-cell>
          <table:table-cell table:style-name="ce4" table:formula="of:=IF(ISBLANK([.$B11]);[.D11];VLOOKUP([.$B11];[.$A$3:.$M$8];4;0)+[.D11])" office:value-type="float" office:value="30" calcext:value-type="float">
            <text:p>30</text:p>
          </table:table-cell>
          <table:table-cell table:style-name="ce4" table:formula="of:=IF(ISBLANK([.$B11]);[.E11];VLOOKUP([.$B11];[.$A$3:.$M$8];5;0)+[.E11])" office:value-type="float" office:value="5" calcext:value-type="float">
            <text:p>5</text:p>
          </table:table-cell>
          <table:table-cell table:style-name="ce4" table:formula="of:=IF(ISBLANK([.$B11]);[.F11];VLOOKUP([.$B11];[.$A$3:.$M$8];6;0)+[.F11])" office:value-type="float" office:value="20" calcext:value-type="float">
            <text:p>20</text:p>
          </table:table-cell>
          <table:table-cell table:style-name="ce4" table:formula="of:=IF(ISBLANK([.$B11]);[.G11];VLOOKUP([.$B11];[.$A$3:.$M$8];7;0)+[.G11])" office:value-type="float" office:value="10" calcext:value-type="float">
            <text:p>10</text:p>
          </table:table-cell>
          <table:table-cell table:style-name="ce4" table:formula="of:=IF(ISBLANK([.$B11]);[.H11];VLOOKUP([.$B11];[.$A$3:.$M$8];8;0)+[.H11])" office:value-type="float" office:value="30" calcext:value-type="float">
            <text:p>30</text:p>
          </table:table-cell>
          <table:table-cell table:style-name="ce4" table:formula="of:=IF(ISBLANK([.$B11]);[.I11];VLOOKUP([.$B11];[.$A$3:.$M$8];9;0)+[.I11])" office:value-type="float" office:value="30" calcext:value-type="float">
            <text:p>30</text:p>
          </table:table-cell>
          <table:table-cell table:style-name="ce4" table:formula="of:=IF(ISBLANK([.$B11]);[.J11];VLOOKUP([.$B11];[.$A$3:.$M$8];10;0)+[.J11])" office:value-type="float" office:value="70" calcext:value-type="float">
            <text:p>70</text:p>
          </table:table-cell>
          <table:table-cell table:style-name="ce4" table:formula="of:=IF(ISBLANK([.$B11]);[.K11];VLOOKUP([.$B11];[.$A$3:.$M$8];11;0)+[.K11])" office:value-type="float" office:value="45" calcext:value-type="float">
            <text:p>45</text:p>
          </table:table-cell>
          <table:table-cell table:style-name="ce4" table:formula="of:=IF(ISBLANK([.$B11]);[.L11];VLOOKUP([.$B11];[.$A$3:.$M$8];12;0)+[.L11])" office:value-type="float" office:value="15" calcext:value-type="float">
            <text:p>15</text:p>
          </table:table-cell>
          <table:table-cell table:style-name="ce4" table:formula="of:=IF(ISBLANK([.$B11]);[.M11];VLOOKUP([.$B11];[.$A$3:.$M$8];13;0)+[.M11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isim</text:p>
          </table:table-cell>
          <table:table-cell office:value-type="string" calcext:value-type="string">
            <text:p>Swadia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table:style-name="ce4" table:formula="of:=IF(ISBLANK([.$B12]);[.C12];VLOOKUP([.$B12];[.$A$3:.$M$8];3;0)+[.C12])" office:value-type="float" office:value="100" calcext:value-type="float">
            <text:p>100</text:p>
          </table:table-cell>
          <table:table-cell table:style-name="ce4" table:formula="of:=IF(ISBLANK([.$B12]);[.D12];VLOOKUP([.$B12];[.$A$3:.$M$8];4;0)+[.D12])" office:value-type="float" office:value="25" calcext:value-type="float">
            <text:p>25</text:p>
          </table:table-cell>
          <table:table-cell table:style-name="ce4" table:formula="of:=IF(ISBLANK([.$B12]);[.E12];VLOOKUP([.$B12];[.$A$3:.$M$8];5;0)+[.E12])" office:value-type="float" office:value="5" calcext:value-type="float">
            <text:p>5</text:p>
          </table:table-cell>
          <table:table-cell table:style-name="ce4" table:formula="of:=IF(ISBLANK([.$B12]);[.F12];VLOOKUP([.$B12];[.$A$3:.$M$8];6;0)+[.F12])" office:value-type="float" office:value="20" calcext:value-type="float">
            <text:p>20</text:p>
          </table:table-cell>
          <table:table-cell table:style-name="ce4" table:formula="of:=IF(ISBLANK([.$B12]);[.G12];VLOOKUP([.$B12];[.$A$3:.$M$8];7;0)+[.G12])" office:value-type="float" office:value="10" calcext:value-type="float">
            <text:p>10</text:p>
          </table:table-cell>
          <table:table-cell table:style-name="ce4" table:formula="of:=IF(ISBLANK([.$B12]);[.H12];VLOOKUP([.$B12];[.$A$3:.$M$8];8;0)+[.H12])" office:value-type="float" office:value="55" calcext:value-type="float">
            <text:p>55</text:p>
          </table:table-cell>
          <table:table-cell table:style-name="ce4" table:formula="of:=IF(ISBLANK([.$B12]);[.I12];VLOOKUP([.$B12];[.$A$3:.$M$8];9;0)+[.I12])" office:value-type="float" office:value="5" calcext:value-type="float">
            <text:p>5</text:p>
          </table:table-cell>
          <table:table-cell table:style-name="ce4" table:formula="of:=IF(ISBLANK([.$B12]);[.J12];VLOOKUP([.$B12];[.$A$3:.$M$8];10;0)+[.J12])" office:value-type="float" office:value="70" calcext:value-type="float">
            <text:p>70</text:p>
          </table:table-cell>
          <table:table-cell table:style-name="ce4" table:formula="of:=IF(ISBLANK([.$B12]);[.K12];VLOOKUP([.$B12];[.$A$3:.$M$8];11;0)+[.K12])" office:value-type="float" office:value="15" calcext:value-type="float">
            <text:p>15</text:p>
          </table:table-cell>
          <table:table-cell table:style-name="ce4" table:formula="of:=IF(ISBLANK([.$B12]);[.L12];VLOOKUP([.$B12];[.$A$3:.$M$8];12;0)+[.L12])" office:value-type="float" office:value="15" calcext:value-type="float">
            <text:p>15</text:p>
          </table:table-cell>
          <table:table-cell table:style-name="ce4" table:formula="of:=IF(ISBLANK([.$B12]);[.M12];VLOOKUP([.$B12];[.$A$3:.$M$8];13;0)+[.M12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venn</text:p>
          </table:table-cell>
          <table:table-cell office:value-type="string" calcext:value-type="string">
            <text:p>Swadi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-10" calcext:value-type="float">
            <text:p>-10</text:p>
          </table:table-cell>
          <table:table-cell table:number-columns-repeated="3"/>
          <table:table-cell table:style-name="ce4" table:formula="of:=IF(ISBLANK([.$B13]);[.C13];VLOOKUP([.$B13];[.$A$3:.$M$8];3;0)+[.C13])" office:value-type="float" office:value="100" calcext:value-type="float">
            <text:p>100</text:p>
          </table:table-cell>
          <table:table-cell table:style-name="ce4" table:formula="of:=IF(ISBLANK([.$B13]);[.D13];VLOOKUP([.$B13];[.$A$3:.$M$8];4;0)+[.D13])" office:value-type="float" office:value="35" calcext:value-type="float">
            <text:p>35</text:p>
          </table:table-cell>
          <table:table-cell table:style-name="ce4" table:formula="of:=IF(ISBLANK([.$B13]);[.E13];VLOOKUP([.$B13];[.$A$3:.$M$8];5;0)+[.E13])" office:value-type="float" office:value="5" calcext:value-type="float">
            <text:p>5</text:p>
          </table:table-cell>
          <table:table-cell table:style-name="ce4" table:formula="of:=IF(ISBLANK([.$B13]);[.F13];VLOOKUP([.$B13];[.$A$3:.$M$8];6;0)+[.F13])" office:value-type="float" office:value="20" calcext:value-type="float">
            <text:p>20</text:p>
          </table:table-cell>
          <table:table-cell table:style-name="ce4" table:formula="of:=IF(ISBLANK([.$B13]);[.G13];VLOOKUP([.$B13];[.$A$3:.$M$8];7;0)+[.G13])" office:value-type="float" office:value="10" calcext:value-type="float">
            <text:p>10</text:p>
          </table:table-cell>
          <table:table-cell table:style-name="ce4" table:formula="of:=IF(ISBLANK([.$B13]);[.H13];VLOOKUP([.$B13];[.$A$3:.$M$8];8;0)+[.H13])" office:value-type="float" office:value="30" calcext:value-type="float">
            <text:p>30</text:p>
          </table:table-cell>
          <table:table-cell table:style-name="ce4" table:formula="of:=IF(ISBLANK([.$B13]);[.I13];VLOOKUP([.$B13];[.$A$3:.$M$8];9;0)+[.I13])" office:value-type="float" office:value="30" calcext:value-type="float">
            <text:p>30</text:p>
          </table:table-cell>
          <table:table-cell table:style-name="ce4" table:formula="of:=IF(ISBLANK([.$B13]);[.J13];VLOOKUP([.$B13];[.$A$3:.$M$8];10;0)+[.J13])" office:value-type="float" office:value="60" calcext:value-type="float">
            <text:p>60</text:p>
          </table:table-cell>
          <table:table-cell table:style-name="ce4" table:formula="of:=IF(ISBLANK([.$B13]);[.K13];VLOOKUP([.$B13];[.$A$3:.$M$8];11;0)+[.K13])" office:value-type="float" office:value="15" calcext:value-type="float">
            <text:p>15</text:p>
          </table:table-cell>
          <table:table-cell table:style-name="ce4" table:formula="of:=IF(ISBLANK([.$B13]);[.L13];VLOOKUP([.$B13];[.$A$3:.$M$8];12;0)+[.L13])" office:value-type="float" office:value="15" calcext:value-type="float">
            <text:p>15</text:p>
          </table:table-cell>
          <table:table-cell table:style-name="ce4" table:formula="of:=IF(ISBLANK([.$B13]);[.M13];VLOOKUP([.$B13];[.$A$3:.$M$8];13;0)+[.M13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ilbaut</text:p>
          </table:table-cell>
          <table:table-cell office:value-type="string" calcext:value-type="string">
            <text:p>Swadia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table:formula="of:=IF(ISBLANK([.$B14]);[.C14];VLOOKUP([.$B14];[.$A$3:.$M$8];3;0)+[.C14])" office:value-type="float" office:value="95" calcext:value-type="float">
            <text:p>95</text:p>
          </table:table-cell>
          <table:table-cell table:style-name="ce4" table:formula="of:=IF(ISBLANK([.$B14]);[.D14];VLOOKUP([.$B14];[.$A$3:.$M$8];4;0)+[.D14])" office:value-type="float" office:value="25" calcext:value-type="float">
            <text:p>25</text:p>
          </table:table-cell>
          <table:table-cell table:style-name="ce4" table:formula="of:=IF(ISBLANK([.$B14]);[.E14];VLOOKUP([.$B14];[.$A$3:.$M$8];5;0)+[.E14])" office:value-type="float" office:value="5" calcext:value-type="float">
            <text:p>5</text:p>
          </table:table-cell>
          <table:table-cell table:style-name="ce4" table:formula="of:=IF(ISBLANK([.$B14]);[.F14];VLOOKUP([.$B14];[.$A$3:.$M$8];6;0)+[.F14])" office:value-type="float" office:value="30" calcext:value-type="float">
            <text:p>30</text:p>
          </table:table-cell>
          <table:table-cell table:style-name="ce4" table:formula="of:=IF(ISBLANK([.$B14]);[.G14];VLOOKUP([.$B14];[.$A$3:.$M$8];7;0)+[.G14])" office:value-type="float" office:value="10" calcext:value-type="float">
            <text:p>10</text:p>
          </table:table-cell>
          <table:table-cell table:style-name="ce4" table:formula="of:=IF(ISBLANK([.$B14]);[.H14];VLOOKUP([.$B14];[.$A$3:.$M$8];8;0)+[.H14])" office:value-type="float" office:value="30" calcext:value-type="float">
            <text:p>30</text:p>
          </table:table-cell>
          <table:table-cell table:style-name="ce4" table:formula="of:=IF(ISBLANK([.$B14]);[.I14];VLOOKUP([.$B14];[.$A$3:.$M$8];9;0)+[.I14])" office:value-type="float" office:value="30" calcext:value-type="float">
            <text:p>30</text:p>
          </table:table-cell>
          <table:table-cell table:style-name="ce4" table:formula="of:=IF(ISBLANK([.$B14]);[.J14];VLOOKUP([.$B14];[.$A$3:.$M$8];10;0)+[.J14])" office:value-type="float" office:value="65" calcext:value-type="float">
            <text:p>65</text:p>
          </table:table-cell>
          <table:table-cell table:style-name="ce4" table:formula="of:=IF(ISBLANK([.$B14]);[.K14];VLOOKUP([.$B14];[.$A$3:.$M$8];11;0)+[.K14])" office:value-type="float" office:value="15" calcext:value-type="float">
            <text:p>15</text:p>
          </table:table-cell>
          <table:table-cell table:style-name="ce4" table:formula="of:=IF(ISBLANK([.$B14]);[.L14];VLOOKUP([.$B14];[.$A$3:.$M$8];12;0)+[.L14])" office:value-type="float" office:value="15" calcext:value-type="float">
            <text:p>15</text:p>
          </table:table-cell>
          <table:table-cell table:style-name="ce4" table:formula="of:=IF(ISBLANK([.$B14]);[.M14];VLOOKUP([.$B14];[.$A$3:.$M$8];13;0)+[.M14]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rglen</text:p>
          </table:table-cell>
          <table:table-cell office:value-type="string" calcext:value-type="string">
            <text:p>Swadi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  <table:table-cell table:style-name="ce4" table:formula="of:=IF(ISBLANK([.$B15]);[.C15];VLOOKUP([.$B15];[.$A$3:.$M$8];3;0)+[.C15])" office:value-type="float" office:value="110" calcext:value-type="float">
            <text:p>110</text:p>
          </table:table-cell>
          <table:table-cell table:style-name="ce4" table:formula="of:=IF(ISBLANK([.$B15]);[.D15];VLOOKUP([.$B15];[.$A$3:.$M$8];4;0)+[.D15])" office:value-type="float" office:value="25" calcext:value-type="float">
            <text:p>25</text:p>
          </table:table-cell>
          <table:table-cell table:style-name="ce4" table:formula="of:=IF(ISBLANK([.$B15]);[.E15];VLOOKUP([.$B15];[.$A$3:.$M$8];5;0)+[.E15])" office:value-type="float" office:value="5" calcext:value-type="float">
            <text:p>5</text:p>
          </table:table-cell>
          <table:table-cell table:style-name="ce4" table:formula="of:=IF(ISBLANK([.$B15]);[.F15];VLOOKUP([.$B15];[.$A$3:.$M$8];6;0)+[.F15])" office:value-type="float" office:value="20" calcext:value-type="float">
            <text:p>20</text:p>
          </table:table-cell>
          <table:table-cell table:style-name="ce4" table:formula="of:=IF(ISBLANK([.$B15]);[.G15];VLOOKUP([.$B15];[.$A$3:.$M$8];7;0)+[.G15])" office:value-type="float" office:value="20" calcext:value-type="float">
            <text:p>20</text:p>
          </table:table-cell>
          <table:table-cell table:style-name="ce4" table:formula="of:=IF(ISBLANK([.$B15]);[.H15];VLOOKUP([.$B15];[.$A$3:.$M$8];8;0)+[.H15])" office:value-type="float" office:value="30" calcext:value-type="float">
            <text:p>30</text:p>
          </table:table-cell>
          <table:table-cell table:style-name="ce4" table:formula="of:=IF(ISBLANK([.$B15]);[.I15];VLOOKUP([.$B15];[.$A$3:.$M$8];9;0)+[.I15])" office:value-type="float" office:value="30" calcext:value-type="float">
            <text:p>30</text:p>
          </table:table-cell>
          <table:table-cell table:style-name="ce4" table:formula="of:=IF(ISBLANK([.$B15]);[.J15];VLOOKUP([.$B15];[.$A$3:.$M$8];10;0)+[.J15])" office:value-type="float" office:value="70" calcext:value-type="float">
            <text:p>70</text:p>
          </table:table-cell>
          <table:table-cell table:style-name="ce4" table:formula="of:=IF(ISBLANK([.$B15]);[.K15];VLOOKUP([.$B15];[.$A$3:.$M$8];11;0)+[.K15])" office:value-type="float" office:value="15" calcext:value-type="float">
            <text:p>15</text:p>
          </table:table-cell>
          <table:table-cell table:style-name="ce4" table:formula="of:=IF(ISBLANK([.$B15]);[.L15];VLOOKUP([.$B15];[.$A$3:.$M$8];12;0)+[.L15])" office:value-type="float" office:value="15" calcext:value-type="float">
            <text:p>15</text:p>
          </table:table-cell>
          <table:table-cell table:style-name="ce4" table:formula="of:=IF(ISBLANK([.$B15]);[.M15];VLOOKUP([.$B15];[.$A$3:.$M$8];13;0)+[.M15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lezhk</text:p>
          </table:table-cell>
          <table:table-cell office:value-type="string" calcext:value-type="string">
            <text:p>Vaegir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4" table:formula="of:=IF(ISBLANK([.$B16]);[.C16];VLOOKUP([.$B16];[.$A$3:.$M$8];3;0)+[.C16])" office:value-type="float" office:value="80" calcext:value-type="float">
            <text:p>80</text:p>
          </table:table-cell>
          <table:table-cell table:style-name="ce4" table:formula="of:=IF(ISBLANK([.$B16]);[.D16];VLOOKUP([.$B16];[.$A$3:.$M$8];4;0)+[.D16])" office:value-type="float" office:value="25" calcext:value-type="float">
            <text:p>25</text:p>
          </table:table-cell>
          <table:table-cell table:style-name="ce4" table:formula="of:=IF(ISBLANK([.$B16]);[.E16];VLOOKUP([.$B16];[.$A$3:.$M$8];5;0)+[.E16])" office:value-type="float" office:value="5" calcext:value-type="float">
            <text:p>5</text:p>
          </table:table-cell>
          <table:table-cell table:style-name="ce4" table:formula="of:=IF(ISBLANK([.$B16]);[.F16];VLOOKUP([.$B16];[.$A$3:.$M$8];6;0)+[.F16])" office:value-type="float" office:value="30" calcext:value-type="float">
            <text:p>30</text:p>
          </table:table-cell>
          <table:table-cell table:style-name="ce4" table:formula="of:=IF(ISBLANK([.$B16]);[.G16];VLOOKUP([.$B16];[.$A$3:.$M$8];7;0)+[.G16])" office:value-type="float" office:value="20" calcext:value-type="float">
            <text:p>20</text:p>
          </table:table-cell>
          <table:table-cell table:style-name="ce4" table:formula="of:=IF(ISBLANK([.$B16]);[.H16];VLOOKUP([.$B16];[.$A$3:.$M$8];8;0)+[.H16])" office:value-type="float" office:value="80" calcext:value-type="float">
            <text:p>80</text:p>
          </table:table-cell>
          <table:table-cell table:style-name="ce4" table:formula="of:=IF(ISBLANK([.$B16]);[.I16];VLOOKUP([.$B16];[.$A$3:.$M$8];9;0)+[.I16])" office:value-type="float" office:value="5" calcext:value-type="float">
            <text:p>5</text:p>
          </table:table-cell>
          <table:table-cell table:style-name="ce4" table:formula="of:=IF(ISBLANK([.$B16]);[.J16];VLOOKUP([.$B16];[.$A$3:.$M$8];10;0)+[.J16])" office:value-type="float" office:value="75" calcext:value-type="float">
            <text:p>75</text:p>
          </table:table-cell>
          <table:table-cell table:style-name="ce4" table:formula="of:=IF(ISBLANK([.$B16]);[.K16];VLOOKUP([.$B16];[.$A$3:.$M$8];11;0)+[.K16])" office:value-type="float" office:value="60" calcext:value-type="float">
            <text:p>60</text:p>
          </table:table-cell>
          <table:table-cell table:style-name="ce4" table:formula="of:=IF(ISBLANK([.$B16]);[.L16];VLOOKUP([.$B16];[.$A$3:.$M$8];12;0)+[.L16])" office:value-type="float" office:value="25" calcext:value-type="float">
            <text:p>25</text:p>
          </table:table-cell>
          <table:table-cell table:style-name="ce4" table:formula="of:=IF(ISBLANK([.$B16]);[.M16];VLOOKUP([.$B16];[.$A$3:.$M$8];13;0)+[.M16])"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udan</text:p>
          </table:table-cell>
          <table:table-cell office:value-type="string" calcext:value-type="string">
            <text:p>Vaegi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table:style-name="ce4" table:formula="of:=IF(ISBLANK([.$B17]);[.C17];VLOOKUP([.$B17];[.$A$3:.$M$8];3;0)+[.C17])" office:value-type="float" office:value="95" calcext:value-type="float">
            <text:p>95</text:p>
          </table:table-cell>
          <table:table-cell table:style-name="ce4" table:formula="of:=IF(ISBLANK([.$B17]);[.D17];VLOOKUP([.$B17];[.$A$3:.$M$8];4;0)+[.D17])" office:value-type="float" office:value="45" calcext:value-type="float">
            <text:p>45</text:p>
          </table:table-cell>
          <table:table-cell table:style-name="ce4" table:formula="of:=IF(ISBLANK([.$B17]);[.E17];VLOOKUP([.$B17];[.$A$3:.$M$8];5;0)+[.E17])" office:value-type="float" office:value="5" calcext:value-type="float">
            <text:p>5</text:p>
          </table:table-cell>
          <table:table-cell table:style-name="ce4" table:formula="of:=IF(ISBLANK([.$B17]);[.F17];VLOOKUP([.$B17];[.$A$3:.$M$8];6;0)+[.F17])" office:value-type="float" office:value="30" calcext:value-type="float">
            <text:p>30</text:p>
          </table:table-cell>
          <table:table-cell table:style-name="ce4" table:formula="of:=IF(ISBLANK([.$B17]);[.G17];VLOOKUP([.$B17];[.$A$3:.$M$8];7;0)+[.G17])" office:value-type="float" office:value="40" calcext:value-type="float">
            <text:p>40</text:p>
          </table:table-cell>
          <table:table-cell table:style-name="ce4" table:formula="of:=IF(ISBLANK([.$B17]);[.H17];VLOOKUP([.$B17];[.$A$3:.$M$8];8;0)+[.H17])" office:value-type="float" office:value="90" calcext:value-type="float">
            <text:p>90</text:p>
          </table:table-cell>
          <table:table-cell table:style-name="ce4" table:formula="of:=IF(ISBLANK([.$B17]);[.I17];VLOOKUP([.$B17];[.$A$3:.$M$8];9;0)+[.I17])" office:value-type="float" office:value="5" calcext:value-type="float">
            <text:p>5</text:p>
          </table:table-cell>
          <table:table-cell table:style-name="ce4" table:formula="of:=IF(ISBLANK([.$B17]);[.J17];VLOOKUP([.$B17];[.$A$3:.$M$8];10;0)+[.J17])" office:value-type="float" office:value="100" calcext:value-type="float">
            <text:p>100</text:p>
          </table:table-cell>
          <table:table-cell table:style-name="ce4" table:formula="of:=IF(ISBLANK([.$B17]);[.K17];VLOOKUP([.$B17];[.$A$3:.$M$8];11;0)+[.K17])" office:value-type="float" office:value="25" calcext:value-type="float">
            <text:p>25</text:p>
          </table:table-cell>
          <table:table-cell table:style-name="ce4" table:formula="of:=IF(ISBLANK([.$B17]);[.L17];VLOOKUP([.$B17];[.$A$3:.$M$8];12;0)+[.L17])" office:value-type="float" office:value="25" calcext:value-type="float">
            <text:p>25</text:p>
          </table:table-cell>
          <table:table-cell table:style-name="ce4" table:formula="of:=IF(ISBLANK([.$B17]);[.M17];VLOOKUP([.$B17];[.$A$3:.$M$8];13;0)+[.M17])"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acheg</text:p>
          </table:table-cell>
          <table:table-cell office:value-type="string" calcext:value-type="string">
            <text:p>Vaegir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4" table:formula="of:=IF(ISBLANK([.$B18]);[.C18];VLOOKUP([.$B18];[.$A$3:.$M$8];3;0)+[.C18])" office:value-type="float" office:value="115" calcext:value-type="float">
            <text:p>115</text:p>
          </table:table-cell>
          <table:table-cell table:style-name="ce4" table:formula="of:=IF(ISBLANK([.$B18]);[.D18];VLOOKUP([.$B18];[.$A$3:.$M$8];4;0)+[.D18])" office:value-type="float" office:value="35" calcext:value-type="float">
            <text:p>35</text:p>
          </table:table-cell>
          <table:table-cell table:style-name="ce4" table:formula="of:=IF(ISBLANK([.$B18]);[.E18];VLOOKUP([.$B18];[.$A$3:.$M$8];5;0)+[.E18])" office:value-type="float" office:value="5" calcext:value-type="float">
            <text:p>5</text:p>
          </table:table-cell>
          <table:table-cell table:style-name="ce4" table:formula="of:=IF(ISBLANK([.$B18]);[.F18];VLOOKUP([.$B18];[.$A$3:.$M$8];6;0)+[.F18])" office:value-type="float" office:value="30" calcext:value-type="float">
            <text:p>30</text:p>
          </table:table-cell>
          <table:table-cell table:style-name="ce4" table:formula="of:=IF(ISBLANK([.$B18]);[.G18];VLOOKUP([.$B18];[.$A$3:.$M$8];7;0)+[.G18])" office:value-type="float" office:value="25" calcext:value-type="float">
            <text:p>25</text:p>
          </table:table-cell>
          <table:table-cell table:style-name="ce4" table:formula="of:=IF(ISBLANK([.$B18]);[.H18];VLOOKUP([.$B18];[.$A$3:.$M$8];8;0)+[.H18])" office:value-type="float" office:value="80" calcext:value-type="float">
            <text:p>80</text:p>
          </table:table-cell>
          <table:table-cell table:style-name="ce4" table:formula="of:=IF(ISBLANK([.$B18]);[.I18];VLOOKUP([.$B18];[.$A$3:.$M$8];9;0)+[.I18])" office:value-type="float" office:value="5" calcext:value-type="float">
            <text:p>5</text:p>
          </table:table-cell>
          <table:table-cell table:style-name="ce4" table:formula="of:=IF(ISBLANK([.$B18]);[.J18];VLOOKUP([.$B18];[.$A$3:.$M$8];10;0)+[.J18])" office:value-type="float" office:value="95" calcext:value-type="float">
            <text:p>95</text:p>
          </table:table-cell>
          <table:table-cell table:style-name="ce4" table:formula="of:=IF(ISBLANK([.$B18]);[.K18];VLOOKUP([.$B18];[.$A$3:.$M$8];11;0)+[.K18])" office:value-type="float" office:value="25" calcext:value-type="float">
            <text:p>25</text:p>
          </table:table-cell>
          <table:table-cell table:style-name="ce4" table:formula="of:=IF(ISBLANK([.$B18]);[.L18];VLOOKUP([.$B18];[.$A$3:.$M$8];12;0)+[.L18])" office:value-type="float" office:value="25" calcext:value-type="float">
            <text:p>25</text:p>
          </table:table-cell>
          <table:table-cell table:style-name="ce4" table:formula="of:=IF(ISBLANK([.$B18]);[.M18];VLOOKUP([.$B18];[.$A$3:.$M$8];13;0)+[.M18])"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Yruma</text:p>
          </table:table-cell>
          <table:table-cell office:value-type="string" calcext:value-type="string">
            <text:p>Vaeg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4" table:formula="of:=IF(ISBLANK([.$B19]);[.C19];VLOOKUP([.$B19];[.$A$3:.$M$8];3;0)+[.C19])" office:value-type="float" office:value="90" calcext:value-type="float">
            <text:p>90</text:p>
          </table:table-cell>
          <table:table-cell table:style-name="ce4" table:formula="of:=IF(ISBLANK([.$B19]);[.D19];VLOOKUP([.$B19];[.$A$3:.$M$8];4;0)+[.D19])" office:value-type="float" office:value="30" calcext:value-type="float">
            <text:p>30</text:p>
          </table:table-cell>
          <table:table-cell table:style-name="ce4" table:formula="of:=IF(ISBLANK([.$B19]);[.E19];VLOOKUP([.$B19];[.$A$3:.$M$8];5;0)+[.E19])" office:value-type="float" office:value="5" calcext:value-type="float">
            <text:p>5</text:p>
          </table:table-cell>
          <table:table-cell table:style-name="ce4" table:formula="of:=IF(ISBLANK([.$B19]);[.F19];VLOOKUP([.$B19];[.$A$3:.$M$8];6;0)+[.F19])" office:value-type="float" office:value="55" calcext:value-type="float">
            <text:p>55</text:p>
          </table:table-cell>
          <table:table-cell table:style-name="ce4" table:formula="of:=IF(ISBLANK([.$B19]);[.G19];VLOOKUP([.$B19];[.$A$3:.$M$8];7;0)+[.G19])" office:value-type="float" office:value="30" calcext:value-type="float">
            <text:p>30</text:p>
          </table:table-cell>
          <table:table-cell table:style-name="ce4" table:formula="of:=IF(ISBLANK([.$B19]);[.H19];VLOOKUP([.$B19];[.$A$3:.$M$8];8;0)+[.H19])" office:value-type="float" office:value="80" calcext:value-type="float">
            <text:p>80</text:p>
          </table:table-cell>
          <table:table-cell table:style-name="ce4" table:formula="of:=IF(ISBLANK([.$B19]);[.I19];VLOOKUP([.$B19];[.$A$3:.$M$8];9;0)+[.I19])" office:value-type="float" office:value="5" calcext:value-type="float">
            <text:p>5</text:p>
          </table:table-cell>
          <table:table-cell table:style-name="ce4" table:formula="of:=IF(ISBLANK([.$B19]);[.J19];VLOOKUP([.$B19];[.$A$3:.$M$8];10;0)+[.J19])" office:value-type="float" office:value="85" calcext:value-type="float">
            <text:p>85</text:p>
          </table:table-cell>
          <table:table-cell table:style-name="ce4" table:formula="of:=IF(ISBLANK([.$B19]);[.K19];VLOOKUP([.$B19];[.$A$3:.$M$8];11;0)+[.K19])" office:value-type="float" office:value="25" calcext:value-type="float">
            <text:p>25</text:p>
          </table:table-cell>
          <table:table-cell table:style-name="ce4" table:formula="of:=IF(ISBLANK([.$B19]);[.L19];VLOOKUP([.$B19];[.$A$3:.$M$8];12;0)+[.L19])" office:value-type="float" office:value="25" calcext:value-type="float">
            <text:p>25</text:p>
          </table:table-cell>
          <table:table-cell table:style-name="ce4" table:formula="of:=IF(ISBLANK([.$B19]);[.M19];VLOOKUP([.$B19];[.$A$3:.$M$8];13;0)+[.M19])" office:value-type="float" office:value="40" calcext:value-type="float">
            <text:p>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he Southern Taiga</text:p>
          </table:table-cell>
          <table:table-cell office:value-type="string" calcext:value-type="string">
            <text:p>Vaegi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-35" calcext:value-type="float">
            <text:p>-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4" table:formula="of:=IF(ISBLANK([.$B20]);[.C20];VLOOKUP([.$B20];[.$A$3:.$M$8];3;0)+[.C20])" office:value-type="float" office:value="80" calcext:value-type="float">
            <text:p>80</text:p>
          </table:table-cell>
          <table:table-cell table:style-name="ce4" table:formula="of:=IF(ISBLANK([.$B20]);[.D20];VLOOKUP([.$B20];[.$A$3:.$M$8];4;0)+[.D20])" office:value-type="float" office:value="30" calcext:value-type="float">
            <text:p>30</text:p>
          </table:table-cell>
          <table:table-cell table:style-name="ce4" table:formula="of:=IF(ISBLANK([.$B20]);[.E20];VLOOKUP([.$B20];[.$A$3:.$M$8];5;0)+[.E20])" office:value-type="float" office:value="20" calcext:value-type="float">
            <text:p>20</text:p>
          </table:table-cell>
          <table:table-cell table:style-name="ce4" table:formula="of:=IF(ISBLANK([.$B20]);[.F20];VLOOKUP([.$B20];[.$A$3:.$M$8];6;0)+[.F20])" office:value-type="float" office:value="30" calcext:value-type="float">
            <text:p>30</text:p>
          </table:table-cell>
          <table:table-cell table:style-name="ce4" table:formula="of:=IF(ISBLANK([.$B20]);[.G20];VLOOKUP([.$B20];[.$A$3:.$M$8];7;0)+[.G20])" office:value-type="float" office:value="25" calcext:value-type="float">
            <text:p>25</text:p>
          </table:table-cell>
          <table:table-cell table:style-name="ce4" table:formula="of:=IF(ISBLANK([.$B20]);[.H20];VLOOKUP([.$B20];[.$A$3:.$M$8];8;0)+[.H20])" office:value-type="float" office:value="90" calcext:value-type="float">
            <text:p>90</text:p>
          </table:table-cell>
          <table:table-cell table:style-name="ce4" table:formula="of:=IF(ISBLANK([.$B20]);[.I20];VLOOKUP([.$B20];[.$A$3:.$M$8];9;0)+[.I20])" office:value-type="float" office:value="5" calcext:value-type="float">
            <text:p>5</text:p>
          </table:table-cell>
          <table:table-cell table:style-name="ce4" table:formula="of:=IF(ISBLANK([.$B20]);[.J20];VLOOKUP([.$B20];[.$A$3:.$M$8];10;0)+[.J20])" office:value-type="float" office:value="55" calcext:value-type="float">
            <text:p>55</text:p>
          </table:table-cell>
          <table:table-cell table:style-name="ce4" table:formula="of:=IF(ISBLANK([.$B20]);[.K20];VLOOKUP([.$B20];[.$A$3:.$M$8];11;0)+[.K20])" office:value-type="float" office:value="25" calcext:value-type="float">
            <text:p>25</text:p>
          </table:table-cell>
          <table:table-cell table:style-name="ce4" table:formula="of:=IF(ISBLANK([.$B20]);[.L20];VLOOKUP([.$B20];[.$A$3:.$M$8];12;0)+[.L20])" office:value-type="float" office:value="60" calcext:value-type="float">
            <text:p>60</text:p>
          </table:table-cell>
          <table:table-cell table:style-name="ce4" table:formula="of:=IF(ISBLANK([.$B20]);[.M20];VLOOKUP([.$B20];[.$A$3:.$M$8];13;0)+[.M20])"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astern</text:p>
          </table:table-cell>
          <table:table-cell office:value-type="string" calcext:value-type="string">
            <text:p>Khergi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-10" calcext:value-type="float">
            <text:p>-1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4" table:formula="of:=IF(ISBLANK([.$B21]);[.C21];VLOOKUP([.$B21];[.$A$3:.$M$8];3;0)+[.C21])" office:value-type="float" office:value="50" calcext:value-type="float">
            <text:p>50</text:p>
          </table:table-cell>
          <table:table-cell table:style-name="ce4" table:formula="of:=IF(ISBLANK([.$B21]);[.D21];VLOOKUP([.$B21];[.$A$3:.$M$8];4;0)+[.D21])" office:value-type="float" office:value="90" calcext:value-type="float">
            <text:p>90</text:p>
          </table:table-cell>
          <table:table-cell table:style-name="ce4" table:formula="of:=IF(ISBLANK([.$B21]);[.E21];VLOOKUP([.$B21];[.$A$3:.$M$8];5;0)+[.E21])" office:value-type="float" office:value="5" calcext:value-type="float">
            <text:p>5</text:p>
          </table:table-cell>
          <table:table-cell table:style-name="ce4" table:formula="of:=IF(ISBLANK([.$B21]);[.F21];VLOOKUP([.$B21];[.$A$3:.$M$8];6;0)+[.F21])" office:value-type="float" office:value="25" calcext:value-type="float">
            <text:p>25</text:p>
          </table:table-cell>
          <table:table-cell table:style-name="ce4" table:formula="of:=IF(ISBLANK([.$B21]);[.G21];VLOOKUP([.$B21];[.$A$3:.$M$8];7;0)+[.G21])" office:value-type="float" office:value="10" calcext:value-type="float">
            <text:p>10</text:p>
          </table:table-cell>
          <table:table-cell table:style-name="ce4" table:formula="of:=IF(ISBLANK([.$B21]);[.H21];VLOOKUP([.$B21];[.$A$3:.$M$8];8;0)+[.H21])" office:value-type="float" office:value="35" calcext:value-type="float">
            <text:p>35</text:p>
          </table:table-cell>
          <table:table-cell table:style-name="ce4" table:formula="of:=IF(ISBLANK([.$B21]);[.I21];VLOOKUP([.$B21];[.$A$3:.$M$8];9;0)+[.I21])" office:value-type="float" office:value="5" calcext:value-type="float">
            <text:p>5</text:p>
          </table:table-cell>
          <table:table-cell table:style-name="ce4" table:formula="of:=IF(ISBLANK([.$B21]);[.J21];VLOOKUP([.$B21];[.$A$3:.$M$8];10;0)+[.J21])" office:value-type="float" office:value="70" calcext:value-type="float">
            <text:p>70</text:p>
          </table:table-cell>
          <table:table-cell table:style-name="ce4" table:formula="of:=IF(ISBLANK([.$B21]);[.K21];VLOOKUP([.$B21];[.$A$3:.$M$8];11;0)+[.K21])" office:value-type="float" office:value="90" calcext:value-type="float">
            <text:p>90</text:p>
          </table:table-cell>
          <table:table-cell table:style-name="ce4" table:formula="of:=IF(ISBLANK([.$B21]);[.L21];VLOOKUP([.$B21];[.$A$3:.$M$8];12;0)+[.L21])" office:value-type="float" office:value="115" calcext:value-type="float">
            <text:p>115</text:p>
          </table:table-cell>
          <table:table-cell table:style-name="ce4" table:formula="of:=IF(ISBLANK([.$B21]);[.M21];VLOOKUP([.$B21];[.$A$3:.$M$8];13;0)+[.M21])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ungetche</text:p>
          </table:table-cell>
          <table:table-cell office:value-type="string" calcext:value-type="string">
            <text:p>Khergit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50" calcext:value-type="float">
            <text:p>-50</text:p>
          </table:table-cell>
          <table:table-cell office:value-type="float" office:value="-40" calcext:value-type="float">
            <text:p>-40</text:p>
          </table:table-cell>
          <table:table-cell office:value-type="float" office:value="-30" calcext:value-type="float">
            <text:p>-30</text:p>
          </table:table-cell>
          <table:table-cell table:style-name="ce4" table:formula="of:=IF(ISBLANK([.$B22]);[.C22];VLOOKUP([.$B22];[.$A$3:.$M$8];3;0)+[.C22])" office:value-type="float" office:value="95" calcext:value-type="float">
            <text:p>95</text:p>
          </table:table-cell>
          <table:table-cell table:style-name="ce4" table:formula="of:=IF(ISBLANK([.$B22]);[.D22];VLOOKUP([.$B22];[.$A$3:.$M$8];4;0)+[.D22])" office:value-type="float" office:value="110" calcext:value-type="float">
            <text:p>110</text:p>
          </table:table-cell>
          <table:table-cell table:style-name="ce4" table:formula="of:=IF(ISBLANK([.$B22]);[.E22];VLOOKUP([.$B22];[.$A$3:.$M$8];5;0)+[.E22])" office:value-type="float" office:value="5" calcext:value-type="float">
            <text:p>5</text:p>
          </table:table-cell>
          <table:table-cell table:style-name="ce4" table:formula="of:=IF(ISBLANK([.$B22]);[.F22];VLOOKUP([.$B22];[.$A$3:.$M$8];6;0)+[.F22])" office:value-type="float" office:value="65" calcext:value-type="float">
            <text:p>65</text:p>
          </table:table-cell>
          <table:table-cell table:style-name="ce4" table:formula="of:=IF(ISBLANK([.$B22]);[.G22];VLOOKUP([.$B22];[.$A$3:.$M$8];7;0)+[.G22])" office:value-type="float" office:value="30" calcext:value-type="float">
            <text:p>30</text:p>
          </table:table-cell>
          <table:table-cell table:style-name="ce4" table:formula="of:=IF(ISBLANK([.$B22]);[.H22];VLOOKUP([.$B22];[.$A$3:.$M$8];8;0)+[.H22])" office:value-type="float" office:value="60" calcext:value-type="float">
            <text:p>60</text:p>
          </table:table-cell>
          <table:table-cell table:style-name="ce4" table:formula="of:=IF(ISBLANK([.$B22]);[.I22];VLOOKUP([.$B22];[.$A$3:.$M$8];9;0)+[.I22])" office:value-type="float" office:value="5" calcext:value-type="float">
            <text:p>5</text:p>
          </table:table-cell>
          <table:table-cell table:style-name="ce4" table:formula="of:=IF(ISBLANK([.$B22]);[.J22];VLOOKUP([.$B22];[.$A$3:.$M$8];10;0)+[.J22])" office:value-type="float" office:value="50" calcext:value-type="float">
            <text:p>50</text:p>
          </table:table-cell>
          <table:table-cell table:style-name="ce4" table:formula="of:=IF(ISBLANK([.$B22]);[.K22];VLOOKUP([.$B22];[.$A$3:.$M$8];11;0)+[.K22])" office:value-type="float" office:value="50" calcext:value-type="float">
            <text:p>50</text:p>
          </table:table-cell>
          <table:table-cell table:style-name="ce4" table:formula="of:=IF(ISBLANK([.$B22]);[.L22];VLOOKUP([.$B22];[.$A$3:.$M$8];12;0)+[.L22])" office:value-type="float" office:value="40" calcext:value-type="float">
            <text:p>40</text:p>
          </table:table-cell>
          <table:table-cell table:style-name="ce4" table:formula="of:=IF(ISBLANK([.$B22]);[.M22];VLOOKUP([.$B22];[.$A$3:.$M$8];13;0)+[.M22]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arra</text:p>
          </table:table-cell>
          <table:table-cell office:value-type="string" calcext:value-type="string">
            <text:p>Khergit</text:p>
          </table:table-cell>
          <table:table-cell table:number-columns-repeated="7"/>
          <table:table-cell table:number-columns-repeated="2" office:value-type="float" office:value="-30" calcext:value-type="float">
            <text:p>-3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table:formula="of:=IF(ISBLANK([.$B23]);[.C23];VLOOKUP([.$B23];[.$A$3:.$M$8];3;0)+[.C23])" office:value-type="float" office:value="45" calcext:value-type="float">
            <text:p>45</text:p>
          </table:table-cell>
          <table:table-cell table:style-name="ce4" table:formula="of:=IF(ISBLANK([.$B23]);[.D23];VLOOKUP([.$B23];[.$A$3:.$M$8];4;0)+[.D23])" office:value-type="float" office:value="85" calcext:value-type="float">
            <text:p>85</text:p>
          </table:table-cell>
          <table:table-cell table:style-name="ce4" table:formula="of:=IF(ISBLANK([.$B23]);[.E23];VLOOKUP([.$B23];[.$A$3:.$M$8];5;0)+[.E23])" office:value-type="float" office:value="5" calcext:value-type="float">
            <text:p>5</text:p>
          </table:table-cell>
          <table:table-cell table:style-name="ce4" table:formula="of:=IF(ISBLANK([.$B23]);[.F23];VLOOKUP([.$B23];[.$A$3:.$M$8];6;0)+[.F23])" office:value-type="float" office:value="25" calcext:value-type="float">
            <text:p>25</text:p>
          </table:table-cell>
          <table:table-cell table:style-name="ce4" table:formula="of:=IF(ISBLANK([.$B23]);[.G23];VLOOKUP([.$B23];[.$A$3:.$M$8];7;0)+[.G23])" office:value-type="float" office:value="10" calcext:value-type="float">
            <text:p>10</text:p>
          </table:table-cell>
          <table:table-cell table:style-name="ce4" table:formula="of:=IF(ISBLANK([.$B23]);[.H23];VLOOKUP([.$B23];[.$A$3:.$M$8];8;0)+[.H23])" office:value-type="float" office:value="35" calcext:value-type="float">
            <text:p>35</text:p>
          </table:table-cell>
          <table:table-cell table:style-name="ce4" table:formula="of:=IF(ISBLANK([.$B23]);[.I23];VLOOKUP([.$B23];[.$A$3:.$M$8];9;0)+[.I23])" office:value-type="float" office:value="5" calcext:value-type="float">
            <text:p>5</text:p>
          </table:table-cell>
          <table:table-cell table:style-name="ce4" table:formula="of:=IF(ISBLANK([.$B23]);[.J23];VLOOKUP([.$B23];[.$A$3:.$M$8];10;0)+[.J23])" office:value-type="float" office:value="50" calcext:value-type="float">
            <text:p>50</text:p>
          </table:table-cell>
          <table:table-cell table:style-name="ce4" table:formula="of:=IF(ISBLANK([.$B23]);[.K23];VLOOKUP([.$B23];[.$A$3:.$M$8];11;0)+[.K23])" office:value-type="float" office:value="70" calcext:value-type="float">
            <text:p>70</text:p>
          </table:table-cell>
          <table:table-cell table:style-name="ce4" table:formula="of:=IF(ISBLANK([.$B23]);[.L23];VLOOKUP([.$B23];[.$A$3:.$M$8];12;0)+[.L23])" office:value-type="float" office:value="80" calcext:value-type="float">
            <text:p>80</text:p>
          </table:table-cell>
          <table:table-cell table:style-name="ce4" table:formula="of:=IF(ISBLANK([.$B23]);[.M23];VLOOKUP([.$B23];[.$A$3:.$M$8];13;0)+[.M23])"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lmar</text:p>
          </table:table-cell>
          <table:table-cell office:value-type="string" calcext:value-type="string">
            <text:p>Khergit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table:style-name="ce4" table:formula="of:=IF(ISBLANK([.$B24]);[.C24];VLOOKUP([.$B24];[.$A$3:.$M$8];3;0)+[.C24])" office:value-type="float" office:value="45" calcext:value-type="float">
            <text:p>45</text:p>
          </table:table-cell>
          <table:table-cell table:style-name="ce4" table:formula="of:=IF(ISBLANK([.$B24]);[.D24];VLOOKUP([.$B24];[.$A$3:.$M$8];4;0)+[.D24])" office:value-type="float" office:value="95" calcext:value-type="float">
            <text:p>95</text:p>
          </table:table-cell>
          <table:table-cell table:style-name="ce4" table:formula="of:=IF(ISBLANK([.$B24]);[.E24];VLOOKUP([.$B24];[.$A$3:.$M$8];5;0)+[.E24])" office:value-type="float" office:value="5" calcext:value-type="float">
            <text:p>5</text:p>
          </table:table-cell>
          <table:table-cell table:style-name="ce4" table:formula="of:=IF(ISBLANK([.$B24]);[.F24];VLOOKUP([.$B24];[.$A$3:.$M$8];6;0)+[.F24])" office:value-type="float" office:value="15" calcext:value-type="float">
            <text:p>15</text:p>
          </table:table-cell>
          <table:table-cell table:style-name="ce4" table:formula="of:=IF(ISBLANK([.$B24]);[.G24];VLOOKUP([.$B24];[.$A$3:.$M$8];7;0)+[.G24])" office:value-type="float" office:value="5" calcext:value-type="float">
            <text:p>5</text:p>
          </table:table-cell>
          <table:table-cell table:style-name="ce4" table:formula="of:=IF(ISBLANK([.$B24]);[.H24];VLOOKUP([.$B24];[.$A$3:.$M$8];8;0)+[.H24])" office:value-type="float" office:value="45" calcext:value-type="float">
            <text:p>45</text:p>
          </table:table-cell>
          <table:table-cell table:style-name="ce4" table:formula="of:=IF(ISBLANK([.$B24]);[.I24];VLOOKUP([.$B24];[.$A$3:.$M$8];9;0)+[.I24])" office:value-type="float" office:value="5" calcext:value-type="float">
            <text:p>5</text:p>
          </table:table-cell>
          <table:table-cell table:style-name="ce4" table:formula="of:=IF(ISBLANK([.$B24]);[.J24];VLOOKUP([.$B24];[.$A$3:.$M$8];10;0)+[.J24])" office:value-type="float" office:value="65" calcext:value-type="float">
            <text:p>65</text:p>
          </table:table-cell>
          <table:table-cell table:style-name="ce4" table:formula="of:=IF(ISBLANK([.$B24]);[.K24];VLOOKUP([.$B24];[.$A$3:.$M$8];11;0)+[.K24])" office:value-type="float" office:value="120" calcext:value-type="float">
            <text:p>120</text:p>
          </table:table-cell>
          <table:table-cell table:style-name="ce4" table:formula="of:=IF(ISBLANK([.$B24]);[.L24];VLOOKUP([.$B24];[.$A$3:.$M$8];12;0)+[.L24])" office:value-type="float" office:value="60" calcext:value-type="float">
            <text:p>60</text:p>
          </table:table-cell>
          <table:table-cell table:style-name="ce4" table:formula="of:=IF(ISBLANK([.$B24]);[.M24];VLOOKUP([.$B24];[.$A$3:.$M$8];13;0)+[.M24])" office:value-type="float" office:value="40" calcext:value-type="float">
            <text:p>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hhun</text:p>
          </table:table-cell>
          <table:table-cell office:value-type="string" calcext:value-type="string">
            <text:p>Khergit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 table:style-name="ce4" table:formula="of:=IF(ISBLANK([.$B25]);[.C25];VLOOKUP([.$B25];[.$A$3:.$M$8];3;0)+[.C25])" office:value-type="float" office:value="45" calcext:value-type="float">
            <text:p>45</text:p>
          </table:table-cell>
          <table:table-cell table:style-name="ce4" table:formula="of:=IF(ISBLANK([.$B25]);[.D25];VLOOKUP([.$B25];[.$A$3:.$M$8];4;0)+[.D25])" office:value-type="float" office:value="85" calcext:value-type="float">
            <text:p>85</text:p>
          </table:table-cell>
          <table:table-cell table:style-name="ce4" table:formula="of:=IF(ISBLANK([.$B25]);[.E25];VLOOKUP([.$B25];[.$A$3:.$M$8];5;0)+[.E25])" office:value-type="float" office:value="5" calcext:value-type="float">
            <text:p>5</text:p>
          </table:table-cell>
          <table:table-cell table:style-name="ce4" table:formula="of:=IF(ISBLANK([.$B25]);[.F25];VLOOKUP([.$B25];[.$A$3:.$M$8];6;0)+[.F25])" office:value-type="float" office:value="25" calcext:value-type="float">
            <text:p>25</text:p>
          </table:table-cell>
          <table:table-cell table:style-name="ce4" table:formula="of:=IF(ISBLANK([.$B25]);[.G25];VLOOKUP([.$B25];[.$A$3:.$M$8];7;0)+[.G25])" office:value-type="float" office:value="10" calcext:value-type="float">
            <text:p>10</text:p>
          </table:table-cell>
          <table:table-cell table:style-name="ce4" table:formula="of:=IF(ISBLANK([.$B25]);[.H25];VLOOKUP([.$B25];[.$A$3:.$M$8];8;0)+[.H25])" office:value-type="float" office:value="35" calcext:value-type="float">
            <text:p>35</text:p>
          </table:table-cell>
          <table:table-cell table:style-name="ce4" table:formula="of:=IF(ISBLANK([.$B25]);[.I25];VLOOKUP([.$B25];[.$A$3:.$M$8];9;0)+[.I25])" office:value-type="float" office:value="5" calcext:value-type="float">
            <text:p>5</text:p>
          </table:table-cell>
          <table:table-cell table:style-name="ce4" table:formula="of:=IF(ISBLANK([.$B25]);[.J25];VLOOKUP([.$B25];[.$A$3:.$M$8];10;0)+[.J25])" office:value-type="float" office:value="100" calcext:value-type="float">
            <text:p>100</text:p>
          </table:table-cell>
          <table:table-cell table:style-name="ce4" table:formula="of:=IF(ISBLANK([.$B25]);[.K25];VLOOKUP([.$B25];[.$A$3:.$M$8];11;0)+[.K25])" office:value-type="float" office:value="60" calcext:value-type="float">
            <text:p>60</text:p>
          </table:table-cell>
          <table:table-cell table:style-name="ce4" table:formula="of:=IF(ISBLANK([.$B25]);[.L25];VLOOKUP([.$B25];[.$A$3:.$M$8];12;0)+[.L25])" office:value-type="float" office:value="40" calcext:value-type="float">
            <text:p>40</text:p>
          </table:table-cell>
          <table:table-cell table:style-name="ce4" table:formula="of:=IF(ISBLANK([.$B25]);[.M25];VLOOKUP([.$B25];[.$A$3:.$M$8];13;0)+[.M25])"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zugan</text:p>
          </table:table-cell>
          <table:table-cell office:value-type="string" calcext:value-type="string">
            <text:p>Khergit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number-columns-repeated="2"/>
          <table:table-cell table:style-name="ce4" table:formula="of:=IF(ISBLANK([.$B26]);[.C26];VLOOKUP([.$B26];[.$A$3:.$M$8];3;0)+[.C26])" office:value-type="float" office:value="70" calcext:value-type="float">
            <text:p>70</text:p>
          </table:table-cell>
          <table:table-cell table:style-name="ce4" table:formula="of:=IF(ISBLANK([.$B26]);[.D26];VLOOKUP([.$B26];[.$A$3:.$M$8];4;0)+[.D26])" office:value-type="float" office:value="80" calcext:value-type="float">
            <text:p>80</text:p>
          </table:table-cell>
          <table:table-cell table:style-name="ce4" table:formula="of:=IF(ISBLANK([.$B26]);[.E26];VLOOKUP([.$B26];[.$A$3:.$M$8];5;0)+[.E26])" office:value-type="float" office:value="5" calcext:value-type="float">
            <text:p>5</text:p>
          </table:table-cell>
          <table:table-cell table:style-name="ce4" table:formula="of:=IF(ISBLANK([.$B26]);[.F26];VLOOKUP([.$B26];[.$A$3:.$M$8];6;0)+[.F26])" office:value-type="float" office:value="25" calcext:value-type="float">
            <text:p>25</text:p>
          </table:table-cell>
          <table:table-cell table:style-name="ce4" table:formula="of:=IF(ISBLANK([.$B26]);[.G26];VLOOKUP([.$B26];[.$A$3:.$M$8];7;0)+[.G26])" office:value-type="float" office:value="40" calcext:value-type="float">
            <text:p>40</text:p>
          </table:table-cell>
          <table:table-cell table:style-name="ce4" table:formula="of:=IF(ISBLANK([.$B26]);[.H26];VLOOKUP([.$B26];[.$A$3:.$M$8];8;0)+[.H26])" office:value-type="float" office:value="50" calcext:value-type="float">
            <text:p>50</text:p>
          </table:table-cell>
          <table:table-cell table:style-name="ce4" table:formula="of:=IF(ISBLANK([.$B26]);[.I26];VLOOKUP([.$B26];[.$A$3:.$M$8];9;0)+[.I26])" office:value-type="float" office:value="5" calcext:value-type="float">
            <text:p>5</text:p>
          </table:table-cell>
          <table:table-cell table:style-name="ce4" table:formula="of:=IF(ISBLANK([.$B26]);[.J26];VLOOKUP([.$B26];[.$A$3:.$M$8];10;0)+[.J26])" office:value-type="float" office:value="80" calcext:value-type="float">
            <text:p>80</text:p>
          </table:table-cell>
          <table:table-cell table:style-name="ce4" table:formula="of:=IF(ISBLANK([.$B26]);[.K26];VLOOKUP([.$B26];[.$A$3:.$M$8];11;0)+[.K26])" office:value-type="float" office:value="80" calcext:value-type="float">
            <text:p>80</text:p>
          </table:table-cell>
          <table:table-cell table:style-name="ce4" table:formula="of:=IF(ISBLANK([.$B26]);[.L26];VLOOKUP([.$B26];[.$A$3:.$M$8];12;0)+[.L26])" office:value-type="float" office:value="80" calcext:value-type="float">
            <text:p>80</text:p>
          </table:table-cell>
          <table:table-cell table:style-name="ce4" table:formula="of:=IF(ISBLANK([.$B26]);[.M26];VLOOKUP([.$B26];[.$A$3:.$M$8];13;0)+[.M26])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irash</text:p>
          </table:table-cell>
          <table:table-cell office:value-type="string" calcext:value-type="string">
            <text:p>Nord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table:formula="of:=IF(ISBLANK([.$B27]);[.C27];VLOOKUP([.$B27];[.$A$3:.$M$8];3;0)+[.C27])" office:value-type="float" office:value="100" calcext:value-type="float">
            <text:p>100</text:p>
          </table:table-cell>
          <table:table-cell table:style-name="ce4" table:formula="of:=IF(ISBLANK([.$B27]);[.D27];VLOOKUP([.$B27];[.$A$3:.$M$8];4;0)+[.D27])" office:value-type="float" office:value="30" calcext:value-type="float">
            <text:p>30</text:p>
          </table:table-cell>
          <table:table-cell table:style-name="ce4" table:formula="of:=IF(ISBLANK([.$B27]);[.E27];VLOOKUP([.$B27];[.$A$3:.$M$8];5;0)+[.E27])" office:value-type="float" office:value="10" calcext:value-type="float">
            <text:p>10</text:p>
          </table:table-cell>
          <table:table-cell table:style-name="ce4" table:formula="of:=IF(ISBLANK([.$B27]);[.F27];VLOOKUP([.$B27];[.$A$3:.$M$8];6;0)+[.F27])" office:value-type="float" office:value="35" calcext:value-type="float">
            <text:p>35</text:p>
          </table:table-cell>
          <table:table-cell table:style-name="ce4" table:formula="of:=IF(ISBLANK([.$B27]);[.G27];VLOOKUP([.$B27];[.$A$3:.$M$8];7;0)+[.G27])" office:value-type="float" office:value="15" calcext:value-type="float">
            <text:p>15</text:p>
          </table:table-cell>
          <table:table-cell table:style-name="ce4" table:formula="of:=IF(ISBLANK([.$B27]);[.H27];VLOOKUP([.$B27];[.$A$3:.$M$8];8;0)+[.H27])" office:value-type="float" office:value="40" calcext:value-type="float">
            <text:p>40</text:p>
          </table:table-cell>
          <table:table-cell table:style-name="ce4" table:formula="of:=IF(ISBLANK([.$B27]);[.I27];VLOOKUP([.$B27];[.$A$3:.$M$8];9;0)+[.I27])" office:value-type="float" office:value="5" calcext:value-type="float">
            <text:p>5</text:p>
          </table:table-cell>
          <table:table-cell table:style-name="ce4" table:formula="of:=IF(ISBLANK([.$B27]);[.J27];VLOOKUP([.$B27];[.$A$3:.$M$8];10;0)+[.J27])" office:value-type="float" office:value="30" calcext:value-type="float">
            <text:p>30</text:p>
          </table:table-cell>
          <table:table-cell table:style-name="ce4" table:formula="of:=IF(ISBLANK([.$B27]);[.K27];VLOOKUP([.$B27];[.$A$3:.$M$8];11;0)+[.K27])" office:value-type="float" office:value="40" calcext:value-type="float">
            <text:p>40</text:p>
          </table:table-cell>
          <table:table-cell table:style-name="ce4" table:formula="of:=IF(ISBLANK([.$B27]);[.L27];VLOOKUP([.$B27];[.$A$3:.$M$8];12;0)+[.L27])" office:value-type="float" office:value="15" calcext:value-type="float">
            <text:p>15</text:p>
          </table:table-cell>
          <table:table-cell table:style-name="ce4" table:formula="of:=IF(ISBLANK([.$B27]);[.M27];VLOOKUP([.$B27];[.$A$3:.$M$8];13;0)+[.M27])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undig</text:p>
          </table:table-cell>
          <table:table-cell office:value-type="string" calcext:value-type="string">
            <text:p>Nor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style-name="ce4" table:formula="of:=IF(ISBLANK([.$B28]);[.C28];VLOOKUP([.$B28];[.$A$3:.$M$8];3;0)+[.C28])" office:value-type="float" office:value="115" calcext:value-type="float">
            <text:p>115</text:p>
          </table:table-cell>
          <table:table-cell table:style-name="ce4" table:formula="of:=IF(ISBLANK([.$B28]);[.D28];VLOOKUP([.$B28];[.$A$3:.$M$8];4;0)+[.D28])" office:value-type="float" office:value="30" calcext:value-type="float">
            <text:p>30</text:p>
          </table:table-cell>
          <table:table-cell table:style-name="ce4" table:formula="of:=IF(ISBLANK([.$B28]);[.E28];VLOOKUP([.$B28];[.$A$3:.$M$8];5;0)+[.E28])" office:value-type="float" office:value="10" calcext:value-type="float">
            <text:p>10</text:p>
          </table:table-cell>
          <table:table-cell table:style-name="ce4" table:formula="of:=IF(ISBLANK([.$B28]);[.F28];VLOOKUP([.$B28];[.$A$3:.$M$8];6;0)+[.F28])" office:value-type="float" office:value="35" calcext:value-type="float">
            <text:p>35</text:p>
          </table:table-cell>
          <table:table-cell table:style-name="ce4" table:formula="of:=IF(ISBLANK([.$B28]);[.G28];VLOOKUP([.$B28];[.$A$3:.$M$8];7;0)+[.G28])" office:value-type="float" office:value="15" calcext:value-type="float">
            <text:p>15</text:p>
          </table:table-cell>
          <table:table-cell table:style-name="ce4" table:formula="of:=IF(ISBLANK([.$B28]);[.H28];VLOOKUP([.$B28];[.$A$3:.$M$8];8;0)+[.H28])" office:value-type="float" office:value="50" calcext:value-type="float">
            <text:p>50</text:p>
          </table:table-cell>
          <table:table-cell table:style-name="ce4" table:formula="of:=IF(ISBLANK([.$B28]);[.I28];VLOOKUP([.$B28];[.$A$3:.$M$8];9;0)+[.I28])" office:value-type="float" office:value="5" calcext:value-type="float">
            <text:p>5</text:p>
          </table:table-cell>
          <table:table-cell table:style-name="ce4" table:formula="of:=IF(ISBLANK([.$B28]);[.J28];VLOOKUP([.$B28];[.$A$3:.$M$8];10;0)+[.J28])" office:value-type="float" office:value="10" calcext:value-type="float">
            <text:p>10</text:p>
          </table:table-cell>
          <table:table-cell table:style-name="ce4" table:formula="of:=IF(ISBLANK([.$B28]);[.K28];VLOOKUP([.$B28];[.$A$3:.$M$8];11;0)+[.K28])" office:value-type="float" office:value="10" calcext:value-type="float">
            <text:p>10</text:p>
          </table:table-cell>
          <table:table-cell table:style-name="ce4" table:formula="of:=IF(ISBLANK([.$B28]);[.L28];VLOOKUP([.$B28];[.$A$3:.$M$8];12;0)+[.L28])" office:value-type="float" office:value="5" calcext:value-type="float">
            <text:p>5</text:p>
          </table:table-cell>
          <table:table-cell table:style-name="ce4" table:formula="of:=IF(ISBLANK([.$B28]);[.M28];VLOOKUP([.$B28];[.$A$3:.$M$8];13;0)+[.M28])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ercheg</text:p>
          </table:table-cell>
          <table:table-cell office:value-type="string" calcext:value-type="string">
            <text:p>Nord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5"/>
          <table:table-cell table:style-name="ce4" table:formula="of:=IF(ISBLANK([.$B29]);[.C29];VLOOKUP([.$B29];[.$A$3:.$M$8];3;0)+[.C29])" office:value-type="float" office:value="75" calcext:value-type="float">
            <text:p>75</text:p>
          </table:table-cell>
          <table:table-cell table:style-name="ce4" table:formula="of:=IF(ISBLANK([.$B29]);[.D29];VLOOKUP([.$B29];[.$A$3:.$M$8];4;0)+[.D29])" office:value-type="float" office:value="30" calcext:value-type="float">
            <text:p>30</text:p>
          </table:table-cell>
          <table:table-cell table:style-name="ce4" table:formula="of:=IF(ISBLANK([.$B29]);[.E29];VLOOKUP([.$B29];[.$A$3:.$M$8];5;0)+[.E29])" office:value-type="float" office:value="10" calcext:value-type="float">
            <text:p>10</text:p>
          </table:table-cell>
          <table:table-cell table:style-name="ce4" table:formula="of:=IF(ISBLANK([.$B29]);[.F29];VLOOKUP([.$B29];[.$A$3:.$M$8];6;0)+[.F29])" office:value-type="float" office:value="55" calcext:value-type="float">
            <text:p>55</text:p>
          </table:table-cell>
          <table:table-cell table:style-name="ce4" table:formula="of:=IF(ISBLANK([.$B29]);[.G29];VLOOKUP([.$B29];[.$A$3:.$M$8];7;0)+[.G29])" office:value-type="float" office:value="15" calcext:value-type="float">
            <text:p>15</text:p>
          </table:table-cell>
          <table:table-cell table:style-name="ce4" table:formula="of:=IF(ISBLANK([.$B29]);[.H29];VLOOKUP([.$B29];[.$A$3:.$M$8];8;0)+[.H29])" office:value-type="float" office:value="35" calcext:value-type="float">
            <text:p>35</text:p>
          </table:table-cell>
          <table:table-cell table:style-name="ce4" table:formula="of:=IF(ISBLANK([.$B29]);[.I29];VLOOKUP([.$B29];[.$A$3:.$M$8];9;0)+[.I29])" office:value-type="float" office:value="5" calcext:value-type="float">
            <text:p>5</text:p>
          </table:table-cell>
          <table:table-cell table:style-name="ce4" table:formula="of:=IF(ISBLANK([.$B29]);[.J29];VLOOKUP([.$B29];[.$A$3:.$M$8];10;0)+[.J29])" office:value-type="float" office:value="10" calcext:value-type="float">
            <text:p>10</text:p>
          </table:table-cell>
          <table:table-cell table:style-name="ce4" table:formula="of:=IF(ISBLANK([.$B29]);[.K29];VLOOKUP([.$B29];[.$A$3:.$M$8];11;0)+[.K29])" office:value-type="float" office:value="10" calcext:value-type="float">
            <text:p>10</text:p>
          </table:table-cell>
          <table:table-cell table:style-name="ce4" table:formula="of:=IF(ISBLANK([.$B29]);[.L29];VLOOKUP([.$B29];[.$A$3:.$M$8];12;0)+[.L29])" office:value-type="float" office:value="5" calcext:value-type="float">
            <text:p>5</text:p>
          </table:table-cell>
          <table:table-cell table:style-name="ce4" table:formula="of:=IF(ISBLANK([.$B29]);[.M29];VLOOKUP([.$B29];[.$A$3:.$M$8];13;0)+[.M29])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ldelen</text:p>
          </table:table-cell>
          <table:table-cell office:value-type="string" calcext:value-type="string">
            <text:p>Nord</text:p>
          </table:table-cell>
          <table:table-cell office:value-type="float" office:value="-20" calcext:value-type="float">
            <text:p>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table:style-name="ce4" table:formula="of:=IF(ISBLANK([.$B30]);[.C30];VLOOKUP([.$B30];[.$A$3:.$M$8];3;0)+[.C30])" office:value-type="float" office:value="80" calcext:value-type="float">
            <text:p>80</text:p>
          </table:table-cell>
          <table:table-cell table:style-name="ce4" table:formula="of:=IF(ISBLANK([.$B30]);[.D30];VLOOKUP([.$B30];[.$A$3:.$M$8];4;0)+[.D30])" office:value-type="float" office:value="60" calcext:value-type="float">
            <text:p>60</text:p>
          </table:table-cell>
          <table:table-cell table:style-name="ce4" table:formula="of:=IF(ISBLANK([.$B30]);[.E30];VLOOKUP([.$B30];[.$A$3:.$M$8];5;0)+[.E30])" office:value-type="float" office:value="10" calcext:value-type="float">
            <text:p>10</text:p>
          </table:table-cell>
          <table:table-cell table:style-name="ce4" table:formula="of:=IF(ISBLANK([.$B30]);[.F30];VLOOKUP([.$B30];[.$A$3:.$M$8];6;0)+[.F30])" office:value-type="float" office:value="45" calcext:value-type="float">
            <text:p>45</text:p>
          </table:table-cell>
          <table:table-cell table:style-name="ce4" table:formula="of:=IF(ISBLANK([.$B30]);[.G30];VLOOKUP([.$B30];[.$A$3:.$M$8];7;0)+[.G30])" office:value-type="float" office:value="15" calcext:value-type="float">
            <text:p>15</text:p>
          </table:table-cell>
          <table:table-cell table:style-name="ce4" table:formula="of:=IF(ISBLANK([.$B30]);[.H30];VLOOKUP([.$B30];[.$A$3:.$M$8];8;0)+[.H30])" office:value-type="float" office:value="30" calcext:value-type="float">
            <text:p>30</text:p>
          </table:table-cell>
          <table:table-cell table:style-name="ce4" table:formula="of:=IF(ISBLANK([.$B30]);[.I30];VLOOKUP([.$B30];[.$A$3:.$M$8];9;0)+[.I30])" office:value-type="float" office:value="50" calcext:value-type="float">
            <text:p>50</text:p>
          </table:table-cell>
          <table:table-cell table:style-name="ce4" table:formula="of:=IF(ISBLANK([.$B30]);[.J30];VLOOKUP([.$B30];[.$A$3:.$M$8];10;0)+[.J30])" office:value-type="float" office:value="10" calcext:value-type="float">
            <text:p>10</text:p>
          </table:table-cell>
          <table:table-cell table:style-name="ce4" table:formula="of:=IF(ISBLANK([.$B30]);[.K30];VLOOKUP([.$B30];[.$A$3:.$M$8];11;0)+[.K30])" office:value-type="float" office:value="10" calcext:value-type="float">
            <text:p>10</text:p>
          </table:table-cell>
          <table:table-cell table:style-name="ce4" table:formula="of:=IF(ISBLANK([.$B30]);[.L30];VLOOKUP([.$B30];[.$A$3:.$M$8];12;0)+[.L30])" office:value-type="float" office:value="5" calcext:value-type="float">
            <text:p>5</text:p>
          </table:table-cell>
          <table:table-cell table:style-name="ce4" table:formula="of:=IF(ISBLANK([.$B30]);[.M30];VLOOKUP([.$B30];[.$A$3:.$M$8];13;0)+[.M30])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zi</text:p>
          </table:table-cell>
          <table:table-cell office:value-type="string" calcext:value-type="string">
            <text:p>Nord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table:style-name="ce4" table:formula="of:=IF(ISBLANK([.$B31]);[.C31];VLOOKUP([.$B31];[.$A$3:.$M$8];3;0)+[.C31])" office:value-type="float" office:value="100" calcext:value-type="float">
            <text:p>100</text:p>
          </table:table-cell>
          <table:table-cell table:style-name="ce4" table:formula="of:=IF(ISBLANK([.$B31]);[.D31];VLOOKUP([.$B31];[.$A$3:.$M$8];4;0)+[.D31])" office:value-type="float" office:value="30" calcext:value-type="float">
            <text:p>30</text:p>
          </table:table-cell>
          <table:table-cell table:style-name="ce4" table:formula="of:=IF(ISBLANK([.$B31]);[.E31];VLOOKUP([.$B31];[.$A$3:.$M$8];5;0)+[.E31])" office:value-type="float" office:value="10" calcext:value-type="float">
            <text:p>10</text:p>
          </table:table-cell>
          <table:table-cell table:style-name="ce4" table:formula="of:=IF(ISBLANK([.$B31]);[.F31];VLOOKUP([.$B31];[.$A$3:.$M$8];6;0)+[.F31])" office:value-type="float" office:value="55" calcext:value-type="float">
            <text:p>55</text:p>
          </table:table-cell>
          <table:table-cell table:style-name="ce4" table:formula="of:=IF(ISBLANK([.$B31]);[.G31];VLOOKUP([.$B31];[.$A$3:.$M$8];7;0)+[.G31])" office:value-type="float" office:value="15" calcext:value-type="float">
            <text:p>15</text:p>
          </table:table-cell>
          <table:table-cell table:style-name="ce4" table:formula="of:=IF(ISBLANK([.$B31]);[.H31];VLOOKUP([.$B31];[.$A$3:.$M$8];8;0)+[.H31])" office:value-type="float" office:value="45" calcext:value-type="float">
            <text:p>45</text:p>
          </table:table-cell>
          <table:table-cell table:style-name="ce4" table:formula="of:=IF(ISBLANK([.$B31]);[.I31];VLOOKUP([.$B31];[.$A$3:.$M$8];9;0)+[.I31])" office:value-type="float" office:value="5" calcext:value-type="float">
            <text:p>5</text:p>
          </table:table-cell>
          <table:table-cell table:style-name="ce4" table:formula="of:=IF(ISBLANK([.$B31]);[.J31];VLOOKUP([.$B31];[.$A$3:.$M$8];10;0)+[.J31])" office:value-type="float" office:value="40" calcext:value-type="float">
            <text:p>40</text:p>
          </table:table-cell>
          <table:table-cell table:style-name="ce4" table:formula="of:=IF(ISBLANK([.$B31]);[.K31];VLOOKUP([.$B31];[.$A$3:.$M$8];11;0)+[.K31])" office:value-type="float" office:value="10" calcext:value-type="float">
            <text:p>10</text:p>
          </table:table-cell>
          <table:table-cell table:style-name="ce4" table:formula="of:=IF(ISBLANK([.$B31]);[.L31];VLOOKUP([.$B31];[.$A$3:.$M$8];12;0)+[.L31])" office:value-type="float" office:value="5" calcext:value-type="float">
            <text:p>5</text:p>
          </table:table-cell>
          <table:table-cell table:style-name="ce4" table:formula="of:=IF(ISBLANK([.$B31]);[.M31];VLOOKUP([.$B31];[.$A$3:.$M$8];13;0)+[.M31])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ighlanders</text:p>
          </table:table-cell>
          <table:table-cell office:value-type="string" calcext:value-type="string">
            <text:p>Rhodok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2"/>
          <table:table-cell table:style-name="ce4" table:formula="of:=IF(ISBLANK([.$B32]);[.C32];VLOOKUP([.$B32];[.$A$3:.$M$8];3;0)+[.C32])" office:value-type="float" office:value="95" calcext:value-type="float">
            <text:p>95</text:p>
          </table:table-cell>
          <table:table-cell table:style-name="ce4" table:formula="of:=IF(ISBLANK([.$B32]);[.D32];VLOOKUP([.$B32];[.$A$3:.$M$8];4;0)+[.D32])" office:value-type="float" office:value="95" calcext:value-type="float">
            <text:p>95</text:p>
          </table:table-cell>
          <table:table-cell table:style-name="ce4" table:formula="of:=IF(ISBLANK([.$B32]);[.E32];VLOOKUP([.$B32];[.$A$3:.$M$8];5;0)+[.E32])" office:value-type="float" office:value="30" calcext:value-type="float">
            <text:p>30</text:p>
          </table:table-cell>
          <table:table-cell table:style-name="ce4" table:formula="of:=IF(ISBLANK([.$B32]);[.F32];VLOOKUP([.$B32];[.$A$3:.$M$8];6;0)+[.F32])" office:value-type="float" office:value="25" calcext:value-type="float">
            <text:p>25</text:p>
          </table:table-cell>
          <table:table-cell table:style-name="ce4" table:formula="of:=IF(ISBLANK([.$B32]);[.G32];VLOOKUP([.$B32];[.$A$3:.$M$8];7;0)+[.G32])" office:value-type="float" office:value="15" calcext:value-type="float">
            <text:p>15</text:p>
          </table:table-cell>
          <table:table-cell table:style-name="ce4" table:formula="of:=IF(ISBLANK([.$B32]);[.H32];VLOOKUP([.$B32];[.$A$3:.$M$8];8;0)+[.H32])" office:value-type="float" office:value="75" calcext:value-type="float">
            <text:p>75</text:p>
          </table:table-cell>
          <table:table-cell table:style-name="ce4" table:formula="of:=IF(ISBLANK([.$B32]);[.I32];VLOOKUP([.$B32];[.$A$3:.$M$8];9;0)+[.I32])" office:value-type="float" office:value="15" calcext:value-type="float">
            <text:p>15</text:p>
          </table:table-cell>
          <table:table-cell table:style-name="ce4" table:formula="of:=IF(ISBLANK([.$B32]);[.J32];VLOOKUP([.$B32];[.$A$3:.$M$8];10;0)+[.J32])" office:value-type="float" office:value="15" calcext:value-type="float">
            <text:p>15</text:p>
          </table:table-cell>
          <table:table-cell table:style-name="ce4" table:formula="of:=IF(ISBLANK([.$B32]);[.K32];VLOOKUP([.$B32];[.$A$3:.$M$8];11;0)+[.K32])" office:value-type="float" office:value="20" calcext:value-type="float">
            <text:p>20</text:p>
          </table:table-cell>
          <table:table-cell table:style-name="ce4" table:formula="of:=IF(ISBLANK([.$B32]);[.L32];VLOOKUP([.$B32];[.$A$3:.$M$8];12;0)+[.L32])" office:value-type="float" office:value="15" calcext:value-type="float">
            <text:p>15</text:p>
          </table:table-cell>
          <table:table-cell table:style-name="ce4" table:formula="of:=IF(ISBLANK([.$B32]);[.M32];VLOOKUP([.$B32];[.$A$3:.$M$8];13;0)+[.M32])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ezan</text:p>
          </table:table-cell>
          <table:table-cell office:value-type="string" calcext:value-type="string">
            <text:p>Rhodok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3"/>
          <table:table-cell table:style-name="ce4" table:formula="of:=IF(ISBLANK([.$B33]);[.C33];VLOOKUP([.$B33];[.$A$3:.$M$8];3;0)+[.C33])" office:value-type="float" office:value="80" calcext:value-type="float">
            <text:p>80</text:p>
          </table:table-cell>
          <table:table-cell table:style-name="ce4" table:formula="of:=IF(ISBLANK([.$B33]);[.D33];VLOOKUP([.$B33];[.$A$3:.$M$8];4;0)+[.D33])" office:value-type="float" office:value="90" calcext:value-type="float">
            <text:p>90</text:p>
          </table:table-cell>
          <table:table-cell table:style-name="ce4" table:formula="of:=IF(ISBLANK([.$B33]);[.E33];VLOOKUP([.$B33];[.$A$3:.$M$8];5;0)+[.E33])" office:value-type="float" office:value="40" calcext:value-type="float">
            <text:p>40</text:p>
          </table:table-cell>
          <table:table-cell table:style-name="ce4" table:formula="of:=IF(ISBLANK([.$B33]);[.F33];VLOOKUP([.$B33];[.$A$3:.$M$8];6;0)+[.F33])" office:value-type="float" office:value="25" calcext:value-type="float">
            <text:p>25</text:p>
          </table:table-cell>
          <table:table-cell table:style-name="ce4" table:formula="of:=IF(ISBLANK([.$B33]);[.G33];VLOOKUP([.$B33];[.$A$3:.$M$8];7;0)+[.G33])" office:value-type="float" office:value="15" calcext:value-type="float">
            <text:p>15</text:p>
          </table:table-cell>
          <table:table-cell table:style-name="ce4" table:formula="of:=IF(ISBLANK([.$B33]);[.H33];VLOOKUP([.$B33];[.$A$3:.$M$8];8;0)+[.H33])" office:value-type="float" office:value="15" calcext:value-type="float">
            <text:p>15</text:p>
          </table:table-cell>
          <table:table-cell table:style-name="ce4" table:formula="of:=IF(ISBLANK([.$B33]);[.I33];VLOOKUP([.$B33];[.$A$3:.$M$8];9;0)+[.I33])" office:value-type="float" office:value="75" calcext:value-type="float">
            <text:p>75</text:p>
          </table:table-cell>
          <table:table-cell table:style-name="ce4" table:formula="of:=IF(ISBLANK([.$B33]);[.J33];VLOOKUP([.$B33];[.$A$3:.$M$8];10;0)+[.J33])" office:value-type="float" office:value="50" calcext:value-type="float">
            <text:p>50</text:p>
          </table:table-cell>
          <table:table-cell table:style-name="ce4" table:formula="of:=IF(ISBLANK([.$B33]);[.K33];VLOOKUP([.$B33];[.$A$3:.$M$8];11;0)+[.K33])" office:value-type="float" office:value="30" calcext:value-type="float">
            <text:p>30</text:p>
          </table:table-cell>
          <table:table-cell table:style-name="ce4" table:formula="of:=IF(ISBLANK([.$B33]);[.L33];VLOOKUP([.$B33];[.$A$3:.$M$8];12;0)+[.L33])" office:value-type="float" office:value="15" calcext:value-type="float">
            <text:p>15</text:p>
          </table:table-cell>
          <table:table-cell table:style-name="ce4" table:formula="of:=IF(ISBLANK([.$B33]);[.M33];VLOOKUP([.$B33];[.$A$3:.$M$8];13;0)+[.M33])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eluca</text:p>
          </table:table-cell>
          <table:table-cell office:value-type="string" calcext:value-type="string">
            <text:p>Rhodok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3"/>
          <table:table-cell table:style-name="ce4" table:formula="of:=IF(ISBLANK([.$B34]);[.C34];VLOOKUP([.$B34];[.$A$3:.$M$8];3;0)+[.C34])" office:value-type="float" office:value="80" calcext:value-type="float">
            <text:p>80</text:p>
          </table:table-cell>
          <table:table-cell table:style-name="ce4" table:formula="of:=IF(ISBLANK([.$B34]);[.D34];VLOOKUP([.$B34];[.$A$3:.$M$8];4;0)+[.D34])" office:value-type="float" office:value="100" calcext:value-type="float">
            <text:p>100</text:p>
          </table:table-cell>
          <table:table-cell table:style-name="ce4" table:formula="of:=IF(ISBLANK([.$B34]);[.E34];VLOOKUP([.$B34];[.$A$3:.$M$8];5;0)+[.E34])" office:value-type="float" office:value="20" calcext:value-type="float">
            <text:p>20</text:p>
          </table:table-cell>
          <table:table-cell table:style-name="ce4" table:formula="of:=IF(ISBLANK([.$B34]);[.F34];VLOOKUP([.$B34];[.$A$3:.$M$8];6;0)+[.F34])" office:value-type="float" office:value="25" calcext:value-type="float">
            <text:p>25</text:p>
          </table:table-cell>
          <table:table-cell table:style-name="ce4" table:formula="of:=IF(ISBLANK([.$B34]);[.G34];VLOOKUP([.$B34];[.$A$3:.$M$8];7;0)+[.G34])" office:value-type="float" office:value="15" calcext:value-type="float">
            <text:p>15</text:p>
          </table:table-cell>
          <table:table-cell table:style-name="ce4" table:formula="of:=IF(ISBLANK([.$B34]);[.H34];VLOOKUP([.$B34];[.$A$3:.$M$8];8;0)+[.H34])" office:value-type="float" office:value="15" calcext:value-type="float">
            <text:p>15</text:p>
          </table:table-cell>
          <table:table-cell table:style-name="ce4" table:formula="of:=IF(ISBLANK([.$B34]);[.I34];VLOOKUP([.$B34];[.$A$3:.$M$8];9;0)+[.I34])" office:value-type="float" office:value="75" calcext:value-type="float">
            <text:p>75</text:p>
          </table:table-cell>
          <table:table-cell table:style-name="ce4" table:formula="of:=IF(ISBLANK([.$B34]);[.J34];VLOOKUP([.$B34];[.$A$3:.$M$8];10;0)+[.J34])" office:value-type="float" office:value="60" calcext:value-type="float">
            <text:p>60</text:p>
          </table:table-cell>
          <table:table-cell table:style-name="ce4" table:formula="of:=IF(ISBLANK([.$B34]);[.K34];VLOOKUP([.$B34];[.$A$3:.$M$8];11;0)+[.K34])" office:value-type="float" office:value="30" calcext:value-type="float">
            <text:p>30</text:p>
          </table:table-cell>
          <table:table-cell table:style-name="ce4" table:formula="of:=IF(ISBLANK([.$B34]);[.L34];VLOOKUP([.$B34];[.$A$3:.$M$8];12;0)+[.L34])" office:value-type="float" office:value="15" calcext:value-type="float">
            <text:p>15</text:p>
          </table:table-cell>
          <table:table-cell table:style-name="ce4" table:formula="of:=IF(ISBLANK([.$B34]);[.M34];VLOOKUP([.$B34];[.$A$3:.$M$8];13;0)+[.M34])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Jamiche</text:p>
          </table:table-cell>
          <table:table-cell office:value-type="string" calcext:value-type="string">
            <text:p>Rhodok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4" table:formula="of:=IF(ISBLANK([.$B35]);[.C35];VLOOKUP([.$B35];[.$A$3:.$M$8];3;0)+[.C35])" office:value-type="float" office:value="80" calcext:value-type="float">
            <text:p>80</text:p>
          </table:table-cell>
          <table:table-cell table:style-name="ce4" table:formula="of:=IF(ISBLANK([.$B35]);[.D35];VLOOKUP([.$B35];[.$A$3:.$M$8];4;0)+[.D35])" office:value-type="float" office:value="100" calcext:value-type="float">
            <text:p>100</text:p>
          </table:table-cell>
          <table:table-cell table:style-name="ce4" table:formula="of:=IF(ISBLANK([.$B35]);[.E35];VLOOKUP([.$B35];[.$A$3:.$M$8];5;0)+[.E35])" office:value-type="float" office:value="25" calcext:value-type="float">
            <text:p>25</text:p>
          </table:table-cell>
          <table:table-cell table:style-name="ce4" table:formula="of:=IF(ISBLANK([.$B35]);[.F35];VLOOKUP([.$B35];[.$A$3:.$M$8];6;0)+[.F35])" office:value-type="float" office:value="55" calcext:value-type="float">
            <text:p>55</text:p>
          </table:table-cell>
          <table:table-cell table:style-name="ce4" table:formula="of:=IF(ISBLANK([.$B35]);[.G35];VLOOKUP([.$B35];[.$A$3:.$M$8];7;0)+[.G35])" office:value-type="float" office:value="15" calcext:value-type="float">
            <text:p>15</text:p>
          </table:table-cell>
          <table:table-cell table:style-name="ce4" table:formula="of:=IF(ISBLANK([.$B35]);[.H35];VLOOKUP([.$B35];[.$A$3:.$M$8];8;0)+[.H35])" office:value-type="float" office:value="15" calcext:value-type="float">
            <text:p>15</text:p>
          </table:table-cell>
          <table:table-cell table:style-name="ce4" table:formula="of:=IF(ISBLANK([.$B35]);[.I35];VLOOKUP([.$B35];[.$A$3:.$M$8];9;0)+[.I35])" office:value-type="float" office:value="65" calcext:value-type="float">
            <text:p>65</text:p>
          </table:table-cell>
          <table:table-cell table:style-name="ce4" table:formula="of:=IF(ISBLANK([.$B35]);[.J35];VLOOKUP([.$B35];[.$A$3:.$M$8];10;0)+[.J35])" office:value-type="float" office:value="25" calcext:value-type="float">
            <text:p>25</text:p>
          </table:table-cell>
          <table:table-cell table:style-name="ce4" table:formula="of:=IF(ISBLANK([.$B35]);[.K35];VLOOKUP([.$B35];[.$A$3:.$M$8];11;0)+[.K35])" office:value-type="float" office:value="30" calcext:value-type="float">
            <text:p>30</text:p>
          </table:table-cell>
          <table:table-cell table:style-name="ce4" table:formula="of:=IF(ISBLANK([.$B35]);[.L35];VLOOKUP([.$B35];[.$A$3:.$M$8];12;0)+[.L35])" office:value-type="float" office:value="25" calcext:value-type="float">
            <text:p>25</text:p>
          </table:table-cell>
          <table:table-cell table:style-name="ce4" table:formula="of:=IF(ISBLANK([.$B35]);[.M35];VLOOKUP([.$B35];[.$A$3:.$M$8];13;0)+[.M35])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en</text:p>
          </table:table-cell>
          <table:table-cell office:value-type="string" calcext:value-type="string">
            <text:p>Rhodok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table:number-columns-repeated="3"/>
          <table:table-cell table:number-columns-repeated="2" office:value-type="float" office:value="-5" calcext:value-type="float">
            <text:p>-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4" table:formula="of:=IF(ISBLANK([.$B36]);[.C36];VLOOKUP([.$B36];[.$A$3:.$M$8];3;0)+[.C36])" office:value-type="float" office:value="75" calcext:value-type="float">
            <text:p>75</text:p>
          </table:table-cell>
          <table:table-cell table:style-name="ce4" table:formula="of:=IF(ISBLANK([.$B36]);[.D36];VLOOKUP([.$B36];[.$A$3:.$M$8];4;0)+[.D36])" office:value-type="float" office:value="90" calcext:value-type="float">
            <text:p>90</text:p>
          </table:table-cell>
          <table:table-cell table:style-name="ce4" table:formula="of:=IF(ISBLANK([.$B36]);[.E36];VLOOKUP([.$B36];[.$A$3:.$M$8];5;0)+[.E36])" office:value-type="float" office:value="25" calcext:value-type="float">
            <text:p>25</text:p>
          </table:table-cell>
          <table:table-cell table:style-name="ce4" table:formula="of:=IF(ISBLANK([.$B36]);[.F36];VLOOKUP([.$B36];[.$A$3:.$M$8];6;0)+[.F36])" office:value-type="float" office:value="25" calcext:value-type="float">
            <text:p>25</text:p>
          </table:table-cell>
          <table:table-cell table:style-name="ce4" table:formula="of:=IF(ISBLANK([.$B36]);[.G36];VLOOKUP([.$B36];[.$A$3:.$M$8];7;0)+[.G36])" office:value-type="float" office:value="15" calcext:value-type="float">
            <text:p>15</text:p>
          </table:table-cell>
          <table:table-cell table:style-name="ce4" table:formula="of:=IF(ISBLANK([.$B36]);[.H36];VLOOKUP([.$B36];[.$A$3:.$M$8];8;0)+[.H36])" office:value-type="float" office:value="15" calcext:value-type="float">
            <text:p>15</text:p>
          </table:table-cell>
          <table:table-cell table:style-name="ce4" table:formula="of:=IF(ISBLANK([.$B36]);[.I36];VLOOKUP([.$B36];[.$A$3:.$M$8];9;0)+[.I36])" office:value-type="float" office:value="70" calcext:value-type="float">
            <text:p>70</text:p>
          </table:table-cell>
          <table:table-cell table:style-name="ce4" table:formula="of:=IF(ISBLANK([.$B36]);[.J36];VLOOKUP([.$B36];[.$A$3:.$M$8];10;0)+[.J36])" office:value-type="float" office:value="20" calcext:value-type="float">
            <text:p>20</text:p>
          </table:table-cell>
          <table:table-cell table:style-name="ce4" table:formula="of:=IF(ISBLANK([.$B36]);[.K36];VLOOKUP([.$B36];[.$A$3:.$M$8];11;0)+[.K36])" office:value-type="float" office:value="85" calcext:value-type="float">
            <text:p>85</text:p>
          </table:table-cell>
          <table:table-cell table:style-name="ce4" table:formula="of:=IF(ISBLANK([.$B36]);[.L36];VLOOKUP([.$B36];[.$A$3:.$M$8];12;0)+[.L36])" office:value-type="float" office:value="45" calcext:value-type="float">
            <text:p>45</text:p>
          </table:table-cell>
          <table:table-cell table:style-name="ce4" table:formula="of:=IF(ISBLANK([.$B36]);[.M36];VLOOKUP([.$B36];[.$A$3:.$M$8];13;0)+[.M36])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rriye</text:p>
          </table:table-cell>
          <table:table-cell office:value-type="string" calcext:value-type="string">
            <text:p>Sarranid</text:p>
          </table:table-cell>
          <table:table-cell table:number-columns-repeated="7"/>
          <table:table-cell office:value-type="float" office:value="-20" calcext:value-type="float">
            <text:p>-20</text:p>
          </table:table-cell>
          <table:table-cell office:value-type="float" office:value="-5" calcext:value-type="float">
            <text:p>-5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style-name="ce4" table:formula="of:=IF(ISBLANK([.$B37]);[.C37];VLOOKUP([.$B37];[.$A$3:.$M$8];3;0)+[.C37])" office:value-type="float" office:value="100" calcext:value-type="float">
            <text:p>100</text:p>
          </table:table-cell>
          <table:table-cell table:style-name="ce4" table:formula="of:=IF(ISBLANK([.$B37]);[.D37];VLOOKUP([.$B37];[.$A$3:.$M$8];4;0)+[.D37])" office:value-type="float" office:value="10" calcext:value-type="float">
            <text:p>10</text:p>
          </table:table-cell>
          <table:table-cell table:style-name="ce4" table:formula="of:=IF(ISBLANK([.$B37]);[.E37];VLOOKUP([.$B37];[.$A$3:.$M$8];5;0)+[.E37])" office:value-type="float" office:value="10" calcext:value-type="float">
            <text:p>10</text:p>
          </table:table-cell>
          <table:table-cell table:style-name="ce4" table:formula="of:=IF(ISBLANK([.$B37]);[.F37];VLOOKUP([.$B37];[.$A$3:.$M$8];6;0)+[.F37])" office:value-type="float" office:value="90" calcext:value-type="float">
            <text:p>90</text:p>
          </table:table-cell>
          <table:table-cell table:style-name="ce4" table:formula="of:=IF(ISBLANK([.$B37]);[.G37];VLOOKUP([.$B37];[.$A$3:.$M$8];7;0)+[.G37])" office:value-type="float" office:value="20" calcext:value-type="float">
            <text:p>20</text:p>
          </table:table-cell>
          <table:table-cell table:style-name="ce4" table:formula="of:=IF(ISBLANK([.$B37]);[.H37];VLOOKUP([.$B37];[.$A$3:.$M$8];8;0)+[.H37])" office:value-type="float" office:value="50" calcext:value-type="float">
            <text:p>50</text:p>
          </table:table-cell>
          <table:table-cell table:style-name="ce4" table:formula="of:=IF(ISBLANK([.$B37]);[.I37];VLOOKUP([.$B37];[.$A$3:.$M$8];9;0)+[.I37])" office:value-type="float" office:value="5" calcext:value-type="float">
            <text:p>5</text:p>
          </table:table-cell>
          <table:table-cell table:style-name="ce4" table:formula="of:=IF(ISBLANK([.$B37]);[.J37];VLOOKUP([.$B37];[.$A$3:.$M$8];10;0)+[.J37])" office:value-type="float" office:value="55" calcext:value-type="float">
            <text:p>55</text:p>
          </table:table-cell>
          <table:table-cell table:style-name="ce4" table:formula="of:=IF(ISBLANK([.$B37]);[.K37];VLOOKUP([.$B37];[.$A$3:.$M$8];11;0)+[.K37])" office:value-type="float" office:value="25" calcext:value-type="float">
            <text:p>25</text:p>
          </table:table-cell>
          <table:table-cell table:style-name="ce4" table:formula="of:=IF(ISBLANK([.$B37]);[.L37];VLOOKUP([.$B37];[.$A$3:.$M$8];12;0)+[.L37])" office:value-type="float" office:value="75" calcext:value-type="float">
            <text:p>75</text:p>
          </table:table-cell>
          <table:table-cell table:style-name="ce4" table:formula="of:=IF(ISBLANK([.$B37]);[.M37];VLOOKUP([.$B37];[.$A$3:.$M$8];13;0)+[.M37])" office:value-type="float" office:value="40" calcext:value-type="float">
            <text:p>4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harwa Keep</text:p>
          </table:table-cell>
          <table:table-cell office:value-type="string" calcext:value-type="string">
            <text:p>Sarranid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50" calcext:value-type="float">
            <text:p>-5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-35" calcext:value-type="float">
            <text:p>-35</text:p>
          </table:table-cell>
          <table:table-cell table:style-name="ce4" table:formula="of:=IF(ISBLANK([.$B38]);[.C38];VLOOKUP([.$B38];[.$A$3:.$M$8];3;0)+[.C38])" office:value-type="float" office:value="120" calcext:value-type="float">
            <text:p>120</text:p>
          </table:table-cell>
          <table:table-cell table:style-name="ce4" table:formula="of:=IF(ISBLANK([.$B38]);[.D38];VLOOKUP([.$B38];[.$A$3:.$M$8];4;0)+[.D38])" office:value-type="float" office:value="50" calcext:value-type="float">
            <text:p>50</text:p>
          </table:table-cell>
          <table:table-cell table:style-name="ce4" table:formula="of:=IF(ISBLANK([.$B38]);[.E38];VLOOKUP([.$B38];[.$A$3:.$M$8];5;0)+[.E38])" office:value-type="float" office:value="10" calcext:value-type="float">
            <text:p>10</text:p>
          </table:table-cell>
          <table:table-cell table:style-name="ce4" table:formula="of:=IF(ISBLANK([.$B38]);[.F38];VLOOKUP([.$B38];[.$A$3:.$M$8];6;0)+[.F38])" office:value-type="float" office:value="40" calcext:value-type="float">
            <text:p>40</text:p>
          </table:table-cell>
          <table:table-cell table:style-name="ce4" table:formula="of:=IF(ISBLANK([.$B38]);[.G38];VLOOKUP([.$B38];[.$A$3:.$M$8];7;0)+[.G38])" office:value-type="float" office:value="20" calcext:value-type="float">
            <text:p>20</text:p>
          </table:table-cell>
          <table:table-cell table:style-name="ce4" table:formula="of:=IF(ISBLANK([.$B38]);[.H38];VLOOKUP([.$B38];[.$A$3:.$M$8];8;0)+[.H38])" office:value-type="float" office:value="90" calcext:value-type="float">
            <text:p>90</text:p>
          </table:table-cell>
          <table:table-cell table:style-name="ce4" table:formula="of:=IF(ISBLANK([.$B38]);[.I38];VLOOKUP([.$B38];[.$A$3:.$M$8];9;0)+[.I38])" office:value-type="float" office:value="5" calcext:value-type="float">
            <text:p>5</text:p>
          </table:table-cell>
          <table:table-cell table:style-name="ce4" table:formula="of:=IF(ISBLANK([.$B38]);[.J38];VLOOKUP([.$B38];[.$A$3:.$M$8];10;0)+[.J38])" office:value-type="float" office:value="55" calcext:value-type="float">
            <text:p>55</text:p>
          </table:table-cell>
          <table:table-cell table:style-name="ce4" table:formula="of:=IF(ISBLANK([.$B38]);[.K38];VLOOKUP([.$B38];[.$A$3:.$M$8];11;0)+[.K38])" office:value-type="float" office:value="30" calcext:value-type="float">
            <text:p>30</text:p>
          </table:table-cell>
          <table:table-cell table:style-name="ce4" table:formula="of:=IF(ISBLANK([.$B38]);[.L38];VLOOKUP([.$B38];[.$A$3:.$M$8];12;0)+[.L38])" office:value-type="float" office:value="25" calcext:value-type="float">
            <text:p>25</text:p>
          </table:table-cell>
          <table:table-cell table:style-name="ce4" table:formula="of:=IF(ISBLANK([.$B38]);[.M38];VLOOKUP([.$B38];[.$A$3:.$M$8];13;0)+[.M38])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dak</text:p>
          </table:table-cell>
          <table:table-cell office:value-type="string" calcext:value-type="string">
            <text:p>Sarrani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60" calcext:value-type="float">
            <text:p>-60</text:p>
          </table:table-cell>
          <table:table-cell table:style-name="ce4" table:formula="of:=IF(ISBLANK([.$B39]);[.C39];VLOOKUP([.$B39];[.$A$3:.$M$8];3;0)+[.C39])" office:value-type="float" office:value="115" calcext:value-type="float">
            <text:p>115</text:p>
          </table:table-cell>
          <table:table-cell table:style-name="ce4" table:formula="of:=IF(ISBLANK([.$B39]);[.D39];VLOOKUP([.$B39];[.$A$3:.$M$8];4;0)+[.D39])" office:value-type="float" office:value="10" calcext:value-type="float">
            <text:p>10</text:p>
          </table:table-cell>
          <table:table-cell table:style-name="ce4" table:formula="of:=IF(ISBLANK([.$B39]);[.E39];VLOOKUP([.$B39];[.$A$3:.$M$8];5;0)+[.E39])" office:value-type="float" office:value="10" calcext:value-type="float">
            <text:p>10</text:p>
          </table:table-cell>
          <table:table-cell table:style-name="ce4" table:formula="of:=IF(ISBLANK([.$B39]);[.F39];VLOOKUP([.$B39];[.$A$3:.$M$8];6;0)+[.F39])" office:value-type="float" office:value="45" calcext:value-type="float">
            <text:p>45</text:p>
          </table:table-cell>
          <table:table-cell table:style-name="ce4" table:formula="of:=IF(ISBLANK([.$B39]);[.G39];VLOOKUP([.$B39];[.$A$3:.$M$8];7;0)+[.G39])" office:value-type="float" office:value="20" calcext:value-type="float">
            <text:p>20</text:p>
          </table:table-cell>
          <table:table-cell table:style-name="ce4" table:formula="of:=IF(ISBLANK([.$B39]);[.H39];VLOOKUP([.$B39];[.$A$3:.$M$8];8;0)+[.H39])" office:value-type="float" office:value="60" calcext:value-type="float">
            <text:p>60</text:p>
          </table:table-cell>
          <table:table-cell table:style-name="ce4" table:formula="of:=IF(ISBLANK([.$B39]);[.I39];VLOOKUP([.$B39];[.$A$3:.$M$8];9;0)+[.I39])" office:value-type="float" office:value="5" calcext:value-type="float">
            <text:p>5</text:p>
          </table:table-cell>
          <table:table-cell table:style-name="ce4" table:formula="of:=IF(ISBLANK([.$B39]);[.J39];VLOOKUP([.$B39];[.$A$3:.$M$8];10;0)+[.J39])" office:value-type="float" office:value="85" calcext:value-type="float">
            <text:p>85</text:p>
          </table:table-cell>
          <table:table-cell table:style-name="ce4" table:formula="of:=IF(ISBLANK([.$B39]);[.K39];VLOOKUP([.$B39];[.$A$3:.$M$8];11;0)+[.K39])" office:value-type="float" office:value="50" calcext:value-type="float">
            <text:p>50</text:p>
          </table:table-cell>
          <table:table-cell table:style-name="ce4" table:formula="of:=IF(ISBLANK([.$B39]);[.L39];VLOOKUP([.$B39];[.$A$3:.$M$8];12;0)+[.L39])" office:value-type="float" office:value="25" calcext:value-type="float">
            <text:p>25</text:p>
          </table:table-cell>
          <table:table-cell table:style-name="ce4" table:formula="of:=IF(ISBLANK([.$B39]);[.M39];VLOOKUP([.$B39];[.$A$3:.$M$8];13;0)+[.M39])"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zgha</text:p>
          </table:table-cell>
          <table:table-cell office:value-type="string" calcext:value-type="string">
            <text:p>Sarranid</text:p>
          </table:table-cell>
          <table:table-cell table:number-columns-repeated="3"/>
          <table:table-cell office:value-type="float" office:value="-80" calcext:value-type="float">
            <text:p>-80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style-name="ce4" table:formula="of:=IF(ISBLANK([.$B40]);[.C40];VLOOKUP([.$B40];[.$A$3:.$M$8];3;0)+[.C40])" office:value-type="float" office:value="100" calcext:value-type="float">
            <text:p>100</text:p>
          </table:table-cell>
          <table:table-cell table:style-name="ce4" table:formula="of:=IF(ISBLANK([.$B40]);[.D40];VLOOKUP([.$B40];[.$A$3:.$M$8];4;0)+[.D40])" office:value-type="float" office:value="10" calcext:value-type="float">
            <text:p>10</text:p>
          </table:table-cell>
          <table:table-cell table:style-name="ce4" table:formula="of:=IF(ISBLANK([.$B40]);[.E40];VLOOKUP([.$B40];[.$A$3:.$M$8];5;0)+[.E40])" office:value-type="float" office:value="10" calcext:value-type="float">
            <text:p>10</text:p>
          </table:table-cell>
          <table:table-cell table:style-name="ce4" table:formula="of:=IF(ISBLANK([.$B40]);[.F40];VLOOKUP([.$B40];[.$A$3:.$M$8];6;0)+[.F40])" office:value-type="float" office:value="10" calcext:value-type="float">
            <text:p>10</text:p>
          </table:table-cell>
          <table:table-cell table:style-name="ce4" table:formula="of:=IF(ISBLANK([.$B40]);[.G40];VLOOKUP([.$B40];[.$A$3:.$M$8];7;0)+[.G40])" office:value-type="float" office:value="20" calcext:value-type="float">
            <text:p>20</text:p>
          </table:table-cell>
          <table:table-cell table:style-name="ce4" table:formula="of:=IF(ISBLANK([.$B40]);[.H40];VLOOKUP([.$B40];[.$A$3:.$M$8];8;0)+[.H40])" office:value-type="float" office:value="35" calcext:value-type="float">
            <text:p>35</text:p>
          </table:table-cell>
          <table:table-cell table:style-name="ce4" table:formula="of:=IF(ISBLANK([.$B40]);[.I40];VLOOKUP([.$B40];[.$A$3:.$M$8];9;0)+[.I40])" office:value-type="float" office:value="70" calcext:value-type="float">
            <text:p>70</text:p>
          </table:table-cell>
          <table:table-cell table:style-name="ce4" table:formula="of:=IF(ISBLANK([.$B40]);[.J40];VLOOKUP([.$B40];[.$A$3:.$M$8];10;0)+[.J40])" office:value-type="float" office:value="75" calcext:value-type="float">
            <text:p>75</text:p>
          </table:table-cell>
          <table:table-cell table:style-name="ce4" table:formula="of:=IF(ISBLANK([.$B40]);[.K40];VLOOKUP([.$B40];[.$A$3:.$M$8];11;0)+[.K40])" office:value-type="float" office:value="30" calcext:value-type="float">
            <text:p>30</text:p>
          </table:table-cell>
          <table:table-cell table:style-name="ce4" table:formula="of:=IF(ISBLANK([.$B40]);[.L40];VLOOKUP([.$B40];[.$A$3:.$M$8];12;0)+[.L40])" office:value-type="float" office:value="25" calcext:value-type="float">
            <text:p>25</text:p>
          </table:table-cell>
          <table:table-cell table:style-name="ce4" table:formula="of:=IF(ISBLANK([.$B40]);[.M40];VLOOKUP([.$B40];[.$A$3:.$M$8];13;0)+[.M40])" office:value-type="float" office:value="90" calcext:value-type="float">
            <text:p>9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urquba</text:p>
          </table:table-cell>
          <table:table-cell office:value-type="string" calcext:value-type="string">
            <text:p>Sarrani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2"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4" table:formula="of:=IF(ISBLANK([.$B41]);[.C41];VLOOKUP([.$B41];[.$A$3:.$M$8];3;0)+[.C41])" office:value-type="float" office:value="100" calcext:value-type="float">
            <text:p>100</text:p>
          </table:table-cell>
          <table:table-cell table:style-name="ce4" table:formula="of:=IF(ISBLANK([.$B41]);[.D41];VLOOKUP([.$B41];[.$A$3:.$M$8];4;0)+[.D41])" office:value-type="float" office:value="10" calcext:value-type="float">
            <text:p>10</text:p>
          </table:table-cell>
          <table:table-cell table:style-name="ce4" table:formula="of:=IF(ISBLANK([.$B41]);[.E41];VLOOKUP([.$B41];[.$A$3:.$M$8];5;0)+[.E41])" office:value-type="float" office:value="30" calcext:value-type="float">
            <text:p>30</text:p>
          </table:table-cell>
          <table:table-cell table:style-name="ce4" table:formula="of:=IF(ISBLANK([.$B41]);[.F41];VLOOKUP([.$B41];[.$A$3:.$M$8];6;0)+[.F41])" office:value-type="float" office:value="90" calcext:value-type="float">
            <text:p>90</text:p>
          </table:table-cell>
          <table:table-cell table:style-name="ce4" table:formula="of:=IF(ISBLANK([.$B41]);[.G41];VLOOKUP([.$B41];[.$A$3:.$M$8];7;0)+[.G41])" office:value-type="float" office:value="20" calcext:value-type="float">
            <text:p>20</text:p>
          </table:table-cell>
          <table:table-cell table:style-name="ce4" table:formula="of:=IF(ISBLANK([.$B41]);[.H41];VLOOKUP([.$B41];[.$A$3:.$M$8];8;0)+[.H41])" office:value-type="float" office:value="50" calcext:value-type="float">
            <text:p>50</text:p>
          </table:table-cell>
          <table:table-cell table:style-name="ce4" table:formula="of:=IF(ISBLANK([.$B41]);[.I41];VLOOKUP([.$B41];[.$A$3:.$M$8];9;0)+[.I41])" office:value-type="float" office:value="5" calcext:value-type="float">
            <text:p>5</text:p>
          </table:table-cell>
          <table:table-cell table:style-name="ce4" table:formula="of:=IF(ISBLANK([.$B41]);[.J41];VLOOKUP([.$B41];[.$A$3:.$M$8];10;0)+[.J41])" office:value-type="float" office:value="65" calcext:value-type="float">
            <text:p>65</text:p>
          </table:table-cell>
          <table:table-cell table:style-name="ce4" table:formula="of:=IF(ISBLANK([.$B41]);[.K41];VLOOKUP([.$B41];[.$A$3:.$M$8];11;0)+[.K41])" office:value-type="float" office:value="20" calcext:value-type="float">
            <text:p>20</text:p>
          </table:table-cell>
          <table:table-cell table:style-name="ce4" table:formula="of:=IF(ISBLANK([.$B41]);[.L41];VLOOKUP([.$B41];[.$A$3:.$M$8];12;0)+[.L41])" office:value-type="float" office:value="20" calcext:value-type="float">
            <text:p>20</text:p>
          </table:table-cell>
          <table:table-cell table:style-name="ce4" table:formula="of:=IF(ISBLANK([.$B41]);[.M41];VLOOKUP([.$B41];[.$A$3:.$M$8];13;0)+[.M41])" office:value-type="float" office:value="90" calcext:value-type="float">
            <text:p>90</text:p>
          </table:table-cell>
          <table:table-cell table:number-columns-repeated="100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N3:Sheet1.X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6T13:52:42.226000000</meta:creation-date>
    <dc:date>2025-02-16T15:15:20.686000000</dc:date>
    <meta:editing-duration>PT16M22S</meta:editing-duration>
    <meta:editing-cycles>6</meta:editing-cycles>
    <meta:generator>LibreOffice/7.1.5.2$Windows_X86_64 LibreOffice_project/85f04e9f809797b8199d13c421bd8a2b025d52b5</meta:generator>
    <meta:document-statistic meta:table-count="1" meta:cell-count="729" meta:object-count="0"/>
  </office:meta>
</office:document-meta>
</file>